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2000000A0000099E0000087BB946F58A.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7" style:family="table-column">
      <style:table-column-properties fo:break-before="auto" style:column-width="1.4043in"/>
    </style:style>
    <style:style style:name="co8" style:family="table-column">
      <style:table-column-properties fo:break-before="auto" style:column-width="1.5437in"/>
    </style:style>
    <style:style style:name="co9" style:family="table-column">
      <style:table-column-properties fo:break-before="auto" style:column-width="1.1898in"/>
    </style:style>
    <style:style style:name="co10" style:family="table-column">
      <style:table-column-properties fo:break-before="auto" style:column-width="1.4575in"/>
    </style:style>
    <style:style style:name="co11" style:family="table-column">
      <style:table-column-properties fo:break-before="auto" style:column-width="1.2756in"/>
    </style:style>
    <style:style style:name="co12" style:family="table-column">
      <style:table-column-properties fo:break-before="auto" style:column-width="1.2972in"/>
    </style:style>
    <style:style style:name="co13" style:family="table-column">
      <style:table-column-properties fo:break-before="auto" style:column-width="1.2862in"/>
    </style:style>
    <style:style style:name="co14" style:family="table-column">
      <style:table-column-properties fo:break-before="auto" style:column-width="1.3398in"/>
    </style:style>
    <style:style style:name="co15" style:family="table-column">
      <style:table-column-properties fo:break-before="auto" style:column-width="1.2327in"/>
    </style:style>
    <style:style style:name="co17" style:family="table-column">
      <style:table-column-properties fo:break-before="auto" style:column-width="1.061in"/>
    </style:style>
    <style:style style:name="co16" style:family="table-column">
      <style:table-column-properties fo:break-before="auto" style:column-width="0.889in"/>
    </style:style>
    <style:style style:name="co19" style:family="table-column">
      <style:table-column-properties fo:break-before="auto" style:column-width="1.6528in"/>
    </style:style>
    <style:style style:name="co20" style:family="table-column">
      <style:table-column-properties fo:break-before="auto" style:column-width="1.25in"/>
    </style:style>
    <style:style style:name="co21" style:family="table-column">
      <style:table-column-properties fo:break-before="auto" style:column-width="1.1807in"/>
    </style:style>
    <style:style style:name="co22" style:family="table-column">
      <style:table-column-properties fo:break-before="auto" style:column-width="1.2083in"/>
    </style:style>
    <style:style style:name="co23" style:family="table-column">
      <style:table-column-properties fo:break-before="auto" style:column-width="1.8193in"/>
    </style:style>
    <style:style style:name="co24" style:family="table-column">
      <style:table-column-properties fo:break-before="auto" style:column-width="1.0665in"/>
    </style:style>
    <style:style style:name="ro11" style:family="table-row">
      <style:table-row-properties style:row-height="0.178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2083in" fo:break-before="auto" style:use-optimal-row-height="true"/>
    </style:style>
    <style:style style:name="ro4" style:family="table-row">
      <style:table-row-properties style:row-height="0.2035in" fo:break-before="auto" style:use-optimal-row-height="true"/>
    </style:style>
    <style:style style:name="ro5" style:family="table-row">
      <style:table-row-properties style:row-height="0.202in" fo:break-before="auto" style:use-optimal-row-height="true"/>
    </style:style>
    <style:style style:name="ro6" style:family="table-row">
      <style:table-row-properties style:row-height="0.3854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1965in" fo:break-before="auto" style:use-optimal-row-height="true"/>
    </style:style>
    <style:style style:name="ro9" style:family="table-row">
      <style:table-row-properties style:row-height="0.3957in" fo:break-before="auto" style:use-optimal-row-height="false"/>
    </style:style>
    <style:style style:name="ro10" style:family="table-row">
      <style:table-row-properties style:row-height="0.1957in" fo:break-before="auto" style:use-optimal-row-height="true"/>
    </style:style>
    <style:style style:name="ro14" style:family="table-row">
      <style:table-row-properties style:row-height="0.1035in" fo:break-before="auto" style:use-optimal-row-height="false"/>
    </style:style>
    <style:style style:name="ro15" style:family="table-row">
      <style:table-row-properties style:row-height="0.5799in" fo:break-before="auto" style:use-optimal-row-height="false"/>
    </style:style>
    <style:style style:name="ro16" style:family="table-row">
      <style:table-row-properties style:row-height="0.2126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38" style:family="table-cell" style:parent-style-name="Default">
      <style:table-cell-properties fo:background-color="#cccccc" fo:border="0.06pt solid #000000"/>
      <style:text-properties style:text-position="" fo:font-weight="bold" style:font-weight-asian="bold" style:font-weight-complex="bold"/>
    </style:style>
    <style:style style:name="ce39" style:family="table-cell" style:parent-style-name="Default">
      <style:table-cell-properties fo:background-color="#cccccc" fo:border="0.06pt solid #000000"/>
      <style:text-properties style:text-position="" fo:font-style="italic" fo:font-weight="normal" style:font-style-asian="italic" style:font-weight-asian="normal" style:font-style-complex="italic" style:font-weight-complex="normal"/>
    </style:style>
    <style:style style:name="ce40" style:family="table-cell" style:parent-style-name="Default">
      <style:text-properties style:text-position="" fo:font-style="italic" style:text-underline-style="solid" style:text-underline-width="auto" style:text-underline-color="font-color" style:font-style-asian="italic" style:font-style-complex="italic"/>
    </style:style>
    <style:style style:name="ce41" style:family="table-cell" style:parent-style-name="Default">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fo:hyphenate="true"/>
    </style:style>
    <style:style style:name="ce42" style:family="table-cell" style:parent-style-name="Default">
      <style:table-cell-properties fo:background-color="#cccccc"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43" style:family="table-cell" style:parent-style-name="Default">
      <style:table-cell-properties fo:border="0.06pt solid #000000"/>
      <style:text-properties style:text-position=""/>
    </style:style>
    <style:style style:name="ce44" style:family="table-cell" style:parent-style-name="Default" style:data-style-name="N156">
      <style:table-cell-properties fo:border="0.06pt solid #000000"/>
      <style:text-properties style:text-position=""/>
    </style:style>
    <style:style style:name="ce45" style:family="table-cell" style:parent-style-name="Default">
      <style:table-cell-properties fo:background-color="#cccccc" style:text-align-source="fix" style:repeat-content="false" fo:border="0.06pt solid #000000" style:vertical-align="middle"/>
      <style:paragraph-properties fo:text-align="center"/>
      <style:text-properties style:text-position="" fo:font-size="12pt" style:text-underline-style="solid" style:text-underline-width="auto" style:text-underline-color="font-color" fo:font-weight="bold" style:font-size-asian="12pt" style:font-weight-asian="bold" style:font-size-complex="12pt" style:font-weight-complex="bold"/>
    </style:style>
    <style:style style:name="ce46" style:family="table-cell" style:parent-style-name="Default">
      <style:text-properties style:text-position="" fo:font-size="12pt" style:text-underline-style="solid" style:text-underline-width="auto" style:text-underline-color="font-color" fo:font-weight="bold" style:font-size-asian="12pt" style:font-weight-asian="bold" style:font-size-complex="12pt" style:font-weight-complex="bold"/>
    </style:style>
    <style:style style:name="ce47" style:family="table-cell" style:parent-style-name="Default">
      <style:table-cell-properties fo:border-bottom="none" fo:background-color="#c0c0c0" fo:border-left="0.06pt solid #000000" fo:border-right="none" fo:border-top="0.06pt solid #000000"/>
      <style:text-properties style:text-position="" fo:font-size="9pt" fo:font-weight="bold" style:font-size-asian="9pt" style:font-weight-asian="bold" style:font-size-complex="9pt" style:font-weight-complex="bold"/>
    </style:style>
    <style:style style:name="ce48" style:family="table-cell" style:parent-style-name="Default">
      <style:table-cell-properties fo:border-bottom="none" fo:border-left="0.06pt solid #000000" fo:border-right="none" fo:border-top="none"/>
      <style:text-properties style:text-position=""/>
    </style:style>
    <style:style style:name="ce49" style:family="table-cell" style:parent-style-name="Default">
      <style:table-cell-properties fo:border-bottom="0.06pt solid #000000" fo:border-left="0.06pt solid #000000" fo:border-right="none" fo:border-top="none"/>
      <style:text-properties style:text-position=""/>
    </style:style>
    <style:style style:name="ce50" style:family="table-cell" style:parent-style-name="Default">
      <style:table-cell-properties fo:border-bottom="none" fo:background-color="transparent" fo:border-left="0.06pt solid #000000" fo:border-right="none" fo:border-top="none"/>
      <style:text-properties style:text-position=""/>
    </style:style>
    <style:style style:name="ce51" style:family="table-cell" style:parent-style-name="Default">
      <style:table-cell-properties fo:border-bottom="none" fo:background-color="transparent" fo:border-left="0.06pt solid #000000" fo:border-right="none" fo:border-top="none"/>
      <style:text-properties style:text-position="" fo:font-weight="bold" style:font-weight-asian="bold" style:font-weight-complex="bold"/>
    </style:style>
    <style:style style:name="ce52" style:family="table-cell" style:parent-style-name="Default">
      <style:table-cell-properties fo:border-bottom="0.06pt solid #000000" fo:background-color="transparent" fo:border-left="0.06pt solid #000000" fo:border-right="none" fo:border-top="none"/>
      <style:text-properties style:text-position=""/>
    </style:style>
    <style:style style:name="ce53" style:family="table-cell" style:parent-style-name="Default">
      <style:table-cell-properties fo:border-bottom="none" fo:background-color="#c0c0c0" fo:border-left="0.06pt solid #000000" fo:border-right="none" fo:border-top="0.06pt solid #000000"/>
      <style:text-properties style:text-position="" fo:font-size="8pt" fo:font-weight="bold" style:font-size-asian="8pt" style:font-weight-asian="bold" style:font-size-complex="8pt" style:font-weight-complex="bold"/>
    </style:style>
    <style:style style:name="ce54" style:family="table-cell" style:parent-style-name="Default">
      <style:table-cell-properties fo:border-bottom="none" fo:border-left="0.06pt solid #000000" fo:border-right="none" fo:border-top="none"/>
      <style:text-properties style:text-position="" fo:font-weight="bold" style:font-weight-asian="bold" style:font-weight-complex="bold"/>
    </style:style>
    <style:style style:name="ce55" style:family="table-cell" style:parent-style-name="Default">
      <style:table-cell-properties fo:border-bottom="none" fo:background-color="#c0c0c0" fo:border-left="0.06pt solid #000000" fo:border-right="none" fo:border-top="none"/>
      <style:text-properties style:text-position="" style:font-name="Liberation Sans" fo:font-style="italic" style:font-name-asian="DejaVu Sans" style:font-style-asian="italic" style:font-name-complex="FreeSans" style:font-style-complex="italic"/>
    </style:style>
    <style:style style:name="ce56" style:family="table-cell" style:parent-style-name="Default">
      <style:table-cell-properties fo:border-bottom="none" fo:background-color="#c0c0c0" fo:border-left="0.06pt solid #000000" fo:border-right="none" fo:border-top="0.06pt solid #000000"/>
      <style:text-properties style:text-position="" fo:font-weight="bold" style:font-weight-asian="bold" style:font-weight-complex="bold"/>
    </style:style>
    <style:style style:name="ce57" style:family="table-cell" style:parent-style-name="Default">
      <style:table-cell-properties fo:border-bottom="none" fo:background-color="#c0c0c0" fo:border-left="0.06pt solid #000000" fo:border-right="none" fo:border-top="none"/>
      <style:text-properties style:text-position=""/>
    </style:style>
    <style:style style:name="ce58" style:family="table-cell" style:parent-style-name="Default">
      <style:table-cell-properties fo:border-bottom="none" fo:background-color="#c0c0c0" fo:border-left="0.06pt solid #000000" fo:border-right="none" fo:border-top="0.06pt solid #000000"/>
      <style:text-properties style:text-position=""/>
    </style:style>
    <style:style style:name="ce59" style:family="table-cell" style:parent-style-name="Default">
      <style:table-cell-properties fo:background-color="#cccccc"/>
      <style:text-properties style:text-position=""/>
    </style:style>
    <style:style style:name="ce60" style:family="table-cell" style:parent-style-name="Default">
      <style:table-cell-properties fo:border-bottom="none" fo:background-color="#c0c0c0" fo:border-left="none" fo:border-right="none" fo:border-top="0.06pt solid #000000"/>
      <style:text-properties style:text-position=""/>
    </style:style>
    <style:style style:name="ce61" style:family="table-cell" style:parent-style-name="Default">
      <style:table-cell-properties fo:border-bottom="0.06pt solid #000000" fo:border-left="none" fo:border-right="none" fo:border-top="none"/>
      <style:text-properties style:text-position=""/>
    </style:style>
    <style:style style:name="ce62" style:family="table-cell" style:parent-style-name="Default">
      <style:table-cell-properties fo:background-color="transparent"/>
      <style:text-properties style:text-position=""/>
    </style:style>
    <style:style style:name="ce63" style:family="table-cell" style:parent-style-name="Default" style:data-style-name="N156">
      <style:table-cell-properties fo:background-color="transparent"/>
      <style:text-properties style:text-position=""/>
    </style:style>
    <style:style style:name="ce64" style:family="table-cell" style:parent-style-name="Default" style:data-style-name="N156">
      <style:table-cell-properties fo:background-color="transparent"/>
      <style:text-properties style:text-position="" fo:font-weight="bold" style:font-weight-asian="bold" style:font-weight-complex="bold"/>
    </style:style>
    <style:style style:name="ce65" style:family="table-cell" style:parent-style-name="Default">
      <style:table-cell-properties fo:border-bottom="0.06pt solid #000000" fo:background-color="transparent" fo:border-left="none" fo:border-right="none" fo:border-top="none"/>
      <style:text-properties style:text-position=""/>
    </style:style>
    <style:style style:name="ce66" style:family="table-cell" style:parent-style-name="Default">
      <style:text-properties style:text-position="" fo:font-weight="bold" style:font-weight-asian="bold" style:font-weight-complex="bold"/>
    </style:style>
    <style:style style:name="ce67" style:family="table-cell" style:parent-style-name="Default">
      <style:table-cell-properties fo:background-color="#c0c0c0"/>
      <style:text-properties style:text-position=""/>
    </style:style>
    <style:style style:name="ce68" style:family="table-cell" style:parent-style-name="Default" style:data-style-name="N156">
      <style:text-properties style:text-position=""/>
    </style:style>
    <style:style style:name="ce69" style:family="table-cell" style:parent-style-name="Default" style:data-style-name="N156">
      <style:table-cell-properties fo:background-color="transparent"/>
      <style:text-properties style:text-position="" fo:font-weight="normal" style:font-weight-asian="normal" style:font-weight-complex="normal"/>
    </style:style>
    <style:style style:name="ce70" style:family="table-cell" style:parent-style-name="Default">
      <style:table-cell-properties fo:background-color="#c0c0c0"/>
      <style:text-properties style:text-position="" fo:font-style="italic" style:font-style-asian="italic" style:font-style-complex="italic"/>
    </style:style>
    <style:style style:name="ce71" style:family="table-cell" style:parent-style-name="Default">
      <style:table-cell-properties fo:border-bottom="none" fo:background-color="#c0c0c0" fo:border-left="none" fo:border-right="none" fo:border-top="0.06pt solid #000000"/>
      <style:text-properties style:text-position="" fo:font-style="italic" style:font-style-asian="italic" style:font-style-complex="italic"/>
    </style:style>
    <style:style style:name="ce72" style:family="table-cell" style:parent-style-name="Default">
      <style:table-cell-properties fo:border-bottom="none" fo:background-color="#c0c0c0" fo:border-left="none" fo:border-right="0.06pt solid #000000" fo:border-top="0.06pt solid #000000"/>
      <style:text-properties style:text-position=""/>
    </style:style>
    <style:style style:name="ce73" style:family="table-cell" style:parent-style-name="Default">
      <style:table-cell-properties fo:border-bottom="none" fo:border-left="none" fo:border-right="0.06pt solid #000000" fo:border-top="none"/>
      <style:text-properties style:text-position=""/>
    </style:style>
    <style:style style:name="ce74" style:family="table-cell" style:parent-style-name="Default">
      <style:table-cell-properties fo:border-bottom="0.06pt solid #000000" fo:border-left="none" fo:border-right="0.06pt solid #000000" fo:border-top="none"/>
      <style:text-properties style:text-position=""/>
    </style:style>
    <style:style style:name="ce75" style:family="table-cell" style:parent-style-name="Default">
      <style:table-cell-properties fo:border-bottom="none" fo:background-color="transparent" fo:border-left="none" fo:border-right="0.06pt solid #000000" fo:border-top="none"/>
      <style:text-properties style:text-position=""/>
    </style:style>
    <style:style style:name="ce76" style:family="table-cell" style:parent-style-name="Default">
      <style:table-cell-properties fo:border-bottom="0.06pt solid #000000" fo:background-color="transparent" fo:border-left="none" fo:border-right="0.06pt solid #000000" fo:border-top="none"/>
      <style:text-properties style:text-position=""/>
    </style:style>
    <style:style style:name="ce77" style:family="table-cell" style:parent-style-name="Default">
      <style:table-cell-properties fo:border-bottom="none" fo:background-color="#c0c0c0" fo:border-left="none" fo:border-right="0.06pt solid #000000" fo:border-top="none"/>
      <style:text-properties style:text-position=""/>
    </style:style>
    <style:style style:name="ce78" style:family="table-cell" style:parent-style-name="Normal_20_2">
      <style:table-cell-properties fo:background-color="#ffffff" fo:padding="0.028in"/>
    </style:style>
    <style:style style:name="ce79" style:family="table-cell" style:parent-style-name="Normal_20_2">
      <style:table-cell-properties style:glyph-orientation-vertical="0" fo:border-bottom="none" fo:background-color="#ffffff" style:cell-protect="none" style:print-content="true" style:diagonal-bl-tr="none" style:diagonal-tl-br="none" style:text-align-source="fix" style:repeat-content="false" fo:wrap-option="wrap" fo:border-left="0.06pt solid #333333" style:direction="ltr" fo:padding="0.028in" fo:border-right="0.06pt solid #333333" style:rotation-angle="0" style:rotation-align="none" style:shrink-to-fit="false" fo:border-top="0.06pt solid #333333" style:vertical-align="middle" style:vertical-justify="auto"/>
      <style:paragraph-properties fo:text-align="center" css3t:text-justify="auto" fo:margin-left="0in" style:writing-mode="page"/>
      <style:text-properties fo:color="#333399"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80" style:family="table-cell" style:parent-style-name="Normal_20_2">
      <style:table-cell-properties style:glyph-orientation-vertical="0" fo:border-bottom="none" fo:background-color="#ffffff" style:diagonal-bl-tr="none" style:diagonal-tl-br="none" style:text-align-source="fix" style:repeat-content="false" fo:wrap-option="wrap" fo:border-left="0.06pt solid #333333" style:direction="ltr" fo:padding="0.028in" fo:border-right="0.06pt solid #333333" style:rotation-angle="0" style:rotation-align="none" style:shrink-to-fit="false" fo:border-top="none" style:vertical-align="middle" style:vertical-justify="auto"/>
      <style:paragraph-properties fo:text-align="center" css3t:text-justify="auto" fo:margin-left="0in" style:writing-mode="page"/>
      <style:text-properties fo:color="#333399"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1" style:family="table-cell" style:parent-style-name="Normal_20_2">
      <style:table-cell-properties fo:border-bottom="none" fo:background-color="#ffffff" style:diagonal-bl-tr="none" style:diagonal-tl-br="none" fo:border-left="0.06pt solid #333333" fo:padding="0.028in" fo:border-right="none" style:rotation-align="none" fo:border-top="none"/>
    </style:style>
    <style:style style:name="ce82" style:family="table-cell" style:parent-style-name="Normal_20_2">
      <style:table-cell-properties style:glyph-orientation-vertical="0" fo:border-bottom="none" fo:background-color="#ffffff" style:diagonal-bl-tr="none" style:diagonal-tl-br="none" style:text-align-source="fix" style:repeat-content="false" fo:wrap-option="no-wrap" fo:border-left="0.06pt solid #333333"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Normal_20_2">
      <style:table-cell-properties style:glyph-orientation-vertical="0" fo:border-bottom="none" fo:background-color="#ffffff" style:diagonal-bl-tr="none" style:diagonal-tl-br="none" style:text-align-source="fix" style:repeat-content="false" fo:wrap-option="no-wrap" fo:border-left="0.06pt solid #333333" style:direction="ltr" fo:padding="0.028in" fo:border-right="none" style:rotation-angle="0" style:rotation-align="none" style:shrink-to-fit="false" fo:border-top="none" style:vertical-align="automatic" style:vertical-justify="auto"/>
      <style:paragraph-properties fo:text-align="start" css3t:text-justify="auto" fo:margin-left="0.139in" style:writing-mode="page"/>
    </style:style>
    <style:style style:name="ce84" style:family="table-cell" style:parent-style-name="Normal_20_2">
      <style:table-cell-properties style:glyph-orientation-vertical="0" fo:border-bottom="0.06pt solid #333333" fo:background-color="#ffffff" style:diagonal-bl-tr="none" style:diagonal-tl-br="none" style:text-align-source="fix" style:repeat-content="false" fo:wrap-option="no-wrap" fo:border-left="0.06pt solid #333333"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Normal_20_2">
      <style:table-cell-properties style:glyph-orientation-vertical="0" fo:background-color="#ffffff"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139in" style:writing-mode="page"/>
    </style:style>
    <style:style style:name="ce86" style:family="table-cell" style:parent-style-name="Normal_20_2">
      <style:table-cell-properties style:glyph-orientation-vertical="0" fo:background-color="#ffffff"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Normal_20_2">
      <style:table-cell-properties style:glyph-orientation-vertical="0" fo:border-bottom="none" fo:background-color="#ffffff" style:diagonal-bl-tr="none" style:diagonal-tl-br="none" style:text-align-source="fix" style:repeat-content="false" fo:wrap-option="no-wrap" fo:border-left="0.06pt solid #333333"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Normal_20_2">
      <style:table-cell-properties style:glyph-orientation-vertical="0" fo:background-color="#ffffff"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style>
    <style:style style:name="ce89" style:family="table-cell" style:parent-style-name="Normal_20_2">
      <style:table-cell-properties style:glyph-orientation-vertical="0" fo:background-color="#ccccff" style:diagonal-bl-tr="none" style:diagonal-tl-br="none" style:text-align-source="fix" style:repeat-content="false" fo:wrap-option="no-wrap" fo:border="0.06pt solid #333333"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Normal_20_2">
      <style:table-cell-properties style:glyph-orientation-vertical="0" fo:background-color="#ffffff" style:cell-protect="none" style:print-content="true" style:diagonal-bl-tr="none" style:diagonal-tl-br="none" style:text-align-source="fix" style:repeat-content="false" fo:wrap-option="no-wrap" fo:border="0.06pt solid #333333"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91" style:family="table-cell" style:parent-style-name="Normal_20_2">
      <style:table-cell-properties fo:background-color="transparent" fo:padding="0.028in"/>
    </style:style>
    <style:style style:name="ce92" style:family="table-cell" style:parent-style-name="Normal_20_2">
      <style:table-cell-properties fo:padding="0.028in"/>
    </style:style>
    <style:style style:name="ce93" style:family="table-cell" style:parent-style-name="Normal_20_2">
      <style:table-cell-properties style:glyph-orientation-vertical="0" fo:border-bottom="none" fo:background-color="#ffffff" style:diagonal-bl-tr="none" style:diagonal-tl-br="none" style:text-align-source="fix" style:repeat-content="false" fo:wrap-option="wrap" fo:border-left="0.06pt solid #333333" style:direction="ltr" fo:padding="0.028in" fo:border-right="0.06pt solid #333333" style:rotation-angle="0" style:rotation-align="none" style:shrink-to-fit="false" fo:border-top="none" style:vertical-align="middle" style:vertical-justify="auto"/>
      <style:paragraph-properties fo:text-align="center" css3t:text-justify="auto" fo:margin-left="0in" style:writing-mode="page"/>
      <style:text-properties fo:color="#333399"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94" style:family="table-cell" style:parent-style-name="Normal_20_2">
      <style:table-cell-properties fo:background-color="#ffffff" style:diagonal-bl-tr="none" style:diagonal-tl-br="none" fo:border="none" fo:padding="0.028in" style:rotation-align="none"/>
    </style:style>
    <style:style style:name="ce95" style:family="table-cell" style:parent-style-name="Normal_20_2">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28in" fo:border-right="0.06pt solid #333333" style:rotation-angle="0" style:rotation-align="none" style:shrink-to-fit="false" fo:border-top="none" style:vertical-align="top" style:vertical-justify="auto"/>
      <style:paragraph-properties fo:text-align="start" css3t:text-justify="auto" fo:margin-left="0in" style:writing-mode="page"/>
    </style:style>
    <style:style style:name="ce96" style:family="table-cell" style:parent-style-name="Normal_20_2" style:data-style-name="N36">
      <style:table-cell-properties style:glyph-orientation-vertical="0" fo:background-color="#ffffff"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Normal_20_2"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20_2" style:data-style-name="N100">
      <style:table-cell-properties style:glyph-orientation-vertical="0" fo:background-color="#ffffff"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font-name="Arial" style:font-name-asian="DejaVu Sans"/>
    </style:style>
    <style:style style:name="ce99" style:family="table-cell" style:parent-style-name="Normal_20_2">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0.028in" fo:border-right="0.06pt solid #333333" style:rotation-angle="0" style:rotation-align="none" style:shrink-to-fit="false" fo:border-top="none" style:vertical-align="top" style:vertical-justify="auto"/>
      <style:paragraph-properties fo:text-align="start" css3t:text-justify="auto" fo:margin-left="0in" style:writing-mode="page"/>
    </style:style>
    <style:style style:name="ce100" style:family="table-cell" style:parent-style-name="Normal_20_2">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101"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Calibri" fo:font-size="8pt" fo:font-style="normal" fo:text-shadow="none" style:text-underline-style="solid" style:text-underline-width="auto" style:text-underline-color="font-color" fo:font-weight="normal" style:font-size-asian="8pt" style:font-style-asian="normal" style:font-weight-asian="normal" style:font-name-complex="Calibri" style:font-size-complex="8pt" style:font-style-complex="normal" style:font-weight-complex="normal"/>
    </style:style>
    <style:style style:name="ce102" style:family="table-cell" style:parent-style-name="Normal_20_2">
      <style:table-cell-properties style:glyph-orientation-vertical="0" fo:border-bottom="0.06pt solid #333333" fo:background-color="#ffffff" style:cell-protect="protected" style:print-content="true" style:diagonal-bl-tr="none" style:diagonal-tl-br="none" style:text-align-source="fix" style:repeat-content="false" fo:wrap-option="wrap" fo:border-left="none" style:direction="ltr" fo:padding="0.028in" fo:border-right="0.06pt solid #333333"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Normal_20_2">
      <style:table-cell-properties style:glyph-orientation-vertical="0" fo:background-color="#ffffff"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font-name="Arial" fo:font-size="10pt" style:font-size-asian="10pt" style:font-size-complex="10pt"/>
    </style:style>
    <style:style style:name="ce10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Normal_20_3">
      <style:table-cell-properties fo:background-color="#ffffff" style:diagonal-bl-tr="none" style:diagonal-tl-br="none" fo:border="none" fo:padding="0.028in" style:rotation-align="none"/>
    </style:style>
    <style:style style:name="ce107" style:family="table-cell" style:parent-style-name="Normal_20_2" style:data-style-name="N36">
      <style:table-cell-properties style:glyph-orientation-vertical="0" fo:background-color="#ffffff" style:cell-protect="none" style:print-content="true" style:diagonal-bl-tr="none" style:diagonal-tl-br="none" style:text-align-source="fix" style:repeat-content="false" fo:wrap-option="no-wrap" fo:border="0.06pt solid #333333"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Normal_20_2" style:data-style-name="N36">
      <style:table-cell-properties style:glyph-orientation-vertical="0" fo:background-color="#ffffff" style:cell-protect="none" style:print-content="true" style:diagonal-bl-tr="none" style:diagonal-tl-br="none" style:text-align-source="fix" style:repeat-content="false" fo:wrap-option="no-wrap" fo:border="0.06pt solid #333333"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09" style:family="table-cell" style:parent-style-name="Normal_20_2">
      <style:table-cell-properties style:glyph-orientation-vertical="0" fo:background-color="#ffffff" style:cell-protect="none" style:print-content="true"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style>
    <style:style style:name="ce110" style:family="table-cell" style:parent-style-name="Normal_20_2">
      <style:table-cell-properties style:glyph-orientation-vertical="0" fo:border-bottom="0.06pt solid #333333" fo:background-color="#ffffff"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Normal_20_2">
      <style:table-cell-properties style:glyph-orientation-vertical="0" fo:background-color="#ffffff"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text-properties style:font-name="Arial" fo:font-size="10pt" style:font-size-asian="10pt" style:font-size-complex="10pt"/>
    </style:style>
    <style:style style:name="ce112" style:family="table-cell" style:parent-style-name="Normal_20_2">
      <style:table-cell-properties style:glyph-orientation-vertical="0" fo:background-color="#ffffff" style:cell-protect="none" style:print-content="true" style:diagonal-bl-tr="none" style:diagonal-tl-br="none" style:text-align-source="value-type" style:repeat-content="false" fo:wrap-option="no-wrap" fo:border="0.06pt solid #333333"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Normal_20_2">
      <style:table-cell-properties fo:border-bottom="none" fo:background-color="#ffffff" style:diagonal-bl-tr="none" style:diagonal-tl-br="none" fo:border-left="none" fo:padding="0.028in" fo:border-right="0.06pt solid #333333" style:rotation-align="none" fo:border-top="none"/>
    </style:style>
    <style:style style:name="ce114" style:family="table-cell" style:parent-style-name="Normal_20_2">
      <style:table-cell-properties style:glyph-orientation-vertical="0" fo:border-bottom="none" fo:background-color="#ffffff" style:cell-protect="none" style:print-content="true" style:diagonal-bl-tr="none" style:diagonal-tl-br="none" style:text-align-source="value-type" style:repeat-content="false" fo:wrap-option="no-wrap" fo:border-left="none" style:direction="ltr" fo:padding="0.028in" fo:border-right="0.06pt solid #333333" style:rotation-angle="0" style:rotation-align="none" style:shrink-to-fit="false" fo:border-top="none" style:vertical-align="top" style:vertical-justify="auto"/>
      <style:paragraph-properties css3t:text-justify="auto" fo:margin-left="0in" style:writing-mode="page"/>
    </style:style>
    <style:style style:name="ce115" style:family="table-cell" style:parent-style-name="Default">
      <style:table-cell-properties fo:background-color="#cccccc" fo:border="0.06pt solid #000000"/>
      <style:text-properties fo:font-weight="bold" style:font-weight-asian="bold" style:font-weight-complex="bold"/>
    </style:style>
    <style:style style:name="ce116" style:family="table-cell" style:parent-style-name="Default">
      <style:table-cell-properties fo:background-color="#cccccc" fo:border="0.06pt solid #000000"/>
      <style:text-properties fo:font-style="italic" fo:font-weight="normal" style:font-style-asian="italic" style:font-weight-asian="normal" style:font-style-complex="italic" style:font-weight-complex="normal"/>
    </style:style>
    <style:style style:name="ce117" style:family="table-cell" style:parent-style-name="Default">
      <style:text-properties fo:font-style="italic" style:text-underline-style="solid" style:text-underline-width="auto" style:text-underline-color="font-color" style:font-style-asian="italic" style:font-style-complex="italic"/>
    </style:style>
    <style:style style:name="ce118"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fo:hyphenate="true"/>
    </style:style>
    <style:style style:name="ce119" style:family="table-cell" style:parent-style-name="Default">
      <style:table-cell-properties fo:background-color="#cccccc" style:text-align-source="fix" style:repeat-content="false" fo:border="0.06pt solid #000000" style:vertical-align="middle"/>
      <style:paragraph-properties fo:text-align="center"/>
      <style:text-properties fo:font-weight="bold" style:font-weight-asian="bold" style:font-weight-complex="bold"/>
    </style:style>
    <style:style style:name="ce120" style:family="table-cell" style:parent-style-name="Default">
      <style:table-cell-properties fo:border="0.06pt solid #000000"/>
    </style:style>
    <style:style style:name="ce121" style:family="table-cell" style:parent-style-name="Default" style:data-style-name="N156">
      <style:table-cell-properties fo:border="0.06pt solid #000000"/>
    </style:style>
    <style:style style:name="ce122" style:family="table-cell" style:parent-style-name="Default">
      <style:table-cell-properties fo:background-color="#cccccc" style:text-align-source="fix" style:repeat-content="false" fo:border="0.06pt solid #000000" style:vertical-align="middle"/>
      <style:paragraph-properties fo:text-align="center"/>
      <style:text-properties fo:font-size="12pt" style:text-underline-style="solid" style:text-underline-width="auto" style:text-underline-color="font-color" fo:font-weight="bold" style:font-size-asian="12pt" style:font-weight-asian="bold" style:font-size-complex="12pt" style:font-weight-complex="bold"/>
    </style:style>
    <style:style style:name="ce123"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24" style:family="table-cell" style:parent-style-name="Default">
      <style:table-cell-properties fo:border-bottom="none" fo:background-color="#c0c0c0" fo:border-left="0.06pt solid #000000" fo:border-right="none" fo:border-top="0.06pt solid #000000"/>
      <style:text-properties fo:font-size="9pt" fo:font-weight="bold" style:font-size-asian="9pt" style:font-weight-asian="bold" style:font-size-complex="9pt" style:font-weight-complex="bold"/>
    </style:style>
    <style:style style:name="ce125" style:family="table-cell" style:parent-style-name="Default">
      <style:table-cell-properties fo:border-bottom="none" fo:border-left="0.06pt solid #000000" fo:border-right="none" fo:border-top="none"/>
    </style:style>
    <style:style style:name="ce126" style:family="table-cell" style:parent-style-name="Default">
      <style:table-cell-properties fo:border-bottom="0.06pt solid #000000" fo:border-left="0.06pt solid #000000" fo:border-right="none" fo:border-top="none"/>
    </style:style>
    <style:style style:name="ce127" style:family="table-cell" style:parent-style-name="Default">
      <style:table-cell-properties fo:border-bottom="none" fo:background-color="transparent" fo:border-left="0.06pt solid #000000" fo:border-right="none" fo:border-top="none"/>
    </style:style>
    <style:style style:name="ce128" style:family="table-cell" style:parent-style-name="Default">
      <style:table-cell-properties fo:border-bottom="none" fo:background-color="transparent" fo:border-left="0.06pt solid #000000" fo:border-right="none" fo:border-top="none"/>
      <style:text-properties fo:font-weight="bold" style:font-weight-asian="bold" style:font-weight-complex="bold"/>
    </style:style>
    <style:style style:name="ce129" style:family="table-cell" style:parent-style-name="Default">
      <style:table-cell-properties fo:border-bottom="0.06pt solid #000000" fo:background-color="transparent" fo:border-left="0.06pt solid #000000" fo:border-right="none" fo:border-top="none"/>
    </style:style>
    <style:style style:name="ce130" style:family="table-cell" style:parent-style-name="Default">
      <style:table-cell-properties fo:border-bottom="none" fo:background-color="#c0c0c0" fo:border-left="0.06pt solid #000000" fo:border-right="none" fo:border-top="0.06pt solid #000000"/>
      <style:text-properties fo:font-size="8pt" fo:font-weight="bold" style:font-size-asian="8pt" style:font-weight-asian="bold" style:font-size-complex="8pt" style:font-weight-complex="bold"/>
    </style:style>
    <style:style style:name="ce131"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132" style:family="table-cell" style:parent-style-name="Default">
      <style:table-cell-properties fo:border-bottom="none" fo:background-color="#c0c0c0" fo:border-left="0.06pt solid #000000" fo:border-right="none" fo:border-top="none"/>
      <style:text-properties style:font-name="Liberation Sans" fo:font-style="italic" style:font-name-asian="DejaVu Sans" style:font-style-asian="italic" style:font-name-complex="FreeSans" style:font-style-complex="italic"/>
    </style:style>
    <style:style style:name="ce133" style:family="table-cell" style:parent-style-name="Default">
      <style:table-cell-properties fo:border-bottom="none" fo:background-color="#c0c0c0" fo:border-left="0.06pt solid #000000" fo:border-right="none" fo:border-top="0.06pt solid #000000"/>
      <style:text-properties fo:font-weight="bold" style:font-weight-asian="bold" style:font-weight-complex="bold"/>
    </style:style>
    <style:style style:name="ce134" style:family="table-cell" style:parent-style-name="Default">
      <style:table-cell-properties fo:border-bottom="none" fo:background-color="#c0c0c0" fo:border-left="0.06pt solid #000000" fo:border-right="none" fo:border-top="none"/>
    </style:style>
    <style:style style:name="ce135" style:family="table-cell" style:parent-style-name="Default">
      <style:table-cell-properties fo:border-bottom="none" fo:background-color="#c0c0c0" fo:border-left="0.06pt solid #000000" fo:border-right="none" fo:border-top="0.06pt solid #000000"/>
    </style:style>
    <style:style style:name="ce136" style:family="table-cell" style:parent-style-name="Default">
      <style:table-cell-properties fo:background-color="#cccccc"/>
    </style:style>
    <style:style style:name="ce137" style:family="table-cell" style:parent-style-name="Default">
      <style:table-cell-properties fo:border-bottom="none" fo:background-color="#c0c0c0" fo:border-left="none" fo:border-right="none" fo:border-top="0.06pt solid #000000"/>
    </style:style>
    <style:style style:name="ce138" style:family="table-cell" style:parent-style-name="Default">
      <style:table-cell-properties fo:border-bottom="0.06pt solid #000000" fo:border-left="none" fo:border-right="none" fo:border-top="none"/>
    </style:style>
    <style:style style:name="ce139" style:family="table-cell" style:parent-style-name="Default">
      <style:table-cell-properties fo:background-color="transparent"/>
    </style:style>
    <style:style style:name="ce140" style:family="table-cell" style:parent-style-name="Default" style:data-style-name="N156">
      <style:table-cell-properties fo:background-color="transparent"/>
    </style:style>
    <style:style style:name="ce141" style:family="table-cell" style:parent-style-name="Default" style:data-style-name="N156">
      <style:table-cell-properties fo:background-color="transparent"/>
      <style:text-properties fo:font-weight="bold" style:font-weight-asian="bold" style:font-weight-complex="bold"/>
    </style:style>
    <style:style style:name="ce142" style:family="table-cell" style:parent-style-name="Default">
      <style:table-cell-properties fo:border-bottom="0.06pt solid #000000" fo:background-color="transparent" fo:border-left="none" fo:border-right="none" fo:border-top="none"/>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fo:background-color="#c0c0c0"/>
    </style:style>
    <style:style style:name="ce145" style:family="table-cell" style:parent-style-name="Default" style:data-style-name="N156"/>
    <style:style style:name="ce146" style:family="table-cell" style:parent-style-name="Default" style:data-style-name="N156">
      <style:table-cell-properties fo:background-color="transparent"/>
      <style:text-properties fo:font-weight="normal" style:font-weight-asian="normal" style:font-weight-complex="normal"/>
    </style:style>
    <style:style style:name="ce147" style:family="table-cell" style:parent-style-name="Default">
      <style:table-cell-properties fo:background-color="#c0c0c0"/>
      <style:text-properties fo:font-style="italic" style:font-style-asian="italic" style:font-style-complex="italic"/>
    </style:style>
    <style:style style:name="ce148" style:family="table-cell" style:parent-style-name="Default">
      <style:table-cell-properties fo:border-bottom="none" fo:background-color="#c0c0c0" fo:border-left="none" fo:border-right="none" fo:border-top="0.06pt solid #000000"/>
      <style:text-properties fo:font-style="italic" style:font-style-asian="italic" style:font-style-complex="italic"/>
    </style:style>
    <style:style style:name="ce149" style:family="table-cell" style:parent-style-name="Default">
      <style:table-cell-properties fo:border-bottom="none" fo:background-color="#c0c0c0" fo:border-left="none" fo:border-right="0.06pt solid #000000" fo:border-top="0.06pt solid #000000"/>
    </style:style>
    <style:style style:name="ce150" style:family="table-cell" style:parent-style-name="Default">
      <style:table-cell-properties fo:border-bottom="none" fo:border-left="none" fo:border-right="0.06pt solid #000000" fo:border-top="none"/>
    </style:style>
    <style:style style:name="ce151" style:family="table-cell" style:parent-style-name="Default">
      <style:table-cell-properties fo:border-bottom="0.06pt solid #000000" fo:border-left="none" fo:border-right="0.06pt solid #000000" fo:border-top="none"/>
    </style:style>
    <style:style style:name="ce152" style:family="table-cell" style:parent-style-name="Default">
      <style:table-cell-properties fo:border-bottom="none" fo:background-color="transparent" fo:border-left="none" fo:border-right="0.06pt solid #000000" fo:border-top="none"/>
    </style:style>
    <style:style style:name="ce153" style:family="table-cell" style:parent-style-name="Default">
      <style:table-cell-properties fo:border-bottom="0.06pt solid #000000" fo:background-color="transparent" fo:border-left="none" fo:border-right="0.06pt solid #000000" fo:border-top="none"/>
    </style:style>
    <style:style style:name="ce154" style:family="table-cell" style:parent-style-name="Default">
      <style:table-cell-properties fo:border-bottom="none" fo:background-color="#c0c0c0" fo:border-left="none" fo:border-right="0.06pt solid #000000" fo:border-top="non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color="#808080" draw:color-mode="standard" draw:luminance="0%" draw:contrast="0%" draw:gamma="100%" draw:red="0%" draw:green="0%" draw:blue="0%" fo:clip="rect(0in, 0in, 0in, 0in)" draw:image-opacity="100%" style:mirror="none"/>
    </style:style>
    <style:style style:name="P1" style:family="paragraph">
      <style:paragraph-properties fo:text-align="center" style:writing-mode="lr-tb"/>
    </style:style>
  </office:automatic-styles>
  <office:body>
    <office:spreadsheet>
      <table:table table:name="Readme" table:style-name="ta1">
        <table:table-column table:style-name="co19" table:default-cell-style-name="ce92"/>
        <table:table-column table:style-name="co20" table:default-cell-style-name="ce92"/>
        <table:table-column table:style-name="co21" table:number-columns-repeated="3" table:default-cell-style-name="ce92"/>
        <table:table-column table:style-name="co22" table:default-cell-style-name="ce92"/>
        <table:table-column table:style-name="co23" table:default-cell-style-name="ce92"/>
        <table:table-column table:style-name="co24" table:number-columns-repeated="1017" table:default-cell-style-name="Default"/>
        <table:table-row table:style-name="ro4">
          <table:table-cell table:style-name="ce78" table:number-columns-repeated="7"/>
          <table:table-cell table:number-columns-repeated="1017"/>
        </table:table-row>
        <table:table-row table:style-name="ro5">
          <table:table-cell table:style-name="ce78">
            <draw:frame table:end-cell-address="Readme.A6" table:end-x="1.335in" table:end-y="0.0732in" draw:z-index="0" draw:name="Picture 8" draw:style-name="gr1" draw:text-style-name="P1" svg:width="1.3134in" svg:height="1.0575in" svg:x="0.0217in" svg:y="0.1909in">
              <draw:image xlink:href="Pictures/2000000A0000099E0000087BB946F58A.wmf" xlink:type="simple" xlink:show="embed" xlink:actuate="onLoad">
                <text:p/>
              </draw:image>
            </draw:frame>
          </table:table-cell>
          <table:table-cell table:style-name="ce78" table:number-columns-repeated="6"/>
          <table:table-cell table:number-columns-repeated="1017"/>
        </table:table-row>
        <table:table-row table:style-name="ro6">
          <table:table-cell table:style-name="ce79" office:value-type="string" calcext:value-type="string" table:number-columns-spanned="7" table:number-rows-spanned="1">
            <text:p>My CoRe project</text:p>
          </table:table-cell>
          <table:covered-table-cell table:number-columns-repeated="6" table:style-name="ce79"/>
          <table:table-cell table:number-columns-repeated="1017"/>
        </table:table-row>
        <table:table-row table:style-name="ro6">
          <table:table-cell table:style-name="ce80" office:value-type="string" calcext:value-type="string" table:number-columns-spanned="7" table:number-rows-spanned="1">
            <text:p>ownCloud beta service load compared to estimate</text:p>
          </table:table-cell>
          <table:covered-table-cell table:number-columns-repeated="6" table:style-name="ce93"/>
          <table:table-cell table:number-columns-repeated="1017"/>
        </table:table-row>
        <table:table-row table:style-name="ro5" table:number-rows-repeated="2">
          <table:table-cell table:style-name="ce81"/>
          <table:table-cell table:style-name="ce94" table:number-columns-repeated="5"/>
          <table:table-cell table:style-name="ce113"/>
          <table:table-cell table:number-columns-repeated="1017"/>
        </table:table-row>
        <table:table-row table:style-name="ro7">
          <table:table-cell table:style-name="ce82" office:value-type="string" calcext:value-type="string">
            <text:p>Reference</text:p>
          </table:table-cell>
          <table:table-cell table:style-name="ce95" office:value-type="string" calcext:value-type="string" table:number-columns-spanned="6" table:number-rows-spanned="1">
            <text:p>N/A</text:p>
          </table:table-cell>
          <table:covered-table-cell table:number-columns-repeated="5" table:style-name="ce95"/>
          <table:table-cell table:number-columns-repeated="1017"/>
        </table:table-row>
        <table:table-row table:style-name="ro8">
          <table:table-cell table:style-name="ce82" office:value-type="string" calcext:value-type="string">
            <text:p>Last update</text:p>
          </table:table-cell>
          <table:table-cell table:style-name="ce96" office:value-type="string" calcext:value-type="string">
            <text:p>20/08/2015</text:p>
          </table:table-cell>
          <table:table-cell table:style-name="ce100" table:number-columns-repeated="4"/>
          <table:table-cell table:style-name="ce114"/>
          <table:table-cell table:number-columns-repeated="1017"/>
        </table:table-row>
        <table:table-row table:style-name="ro4">
          <table:table-cell table:style-name="ce82" office:value-type="string" calcext:value-type="string">
            <text:p>Version</text:p>
          </table:table-cell>
          <table:table-cell table:style-name="ce97" office:value-type="float" office:value="1.1" calcext:value-type="float">
            <text:p>1.1</text:p>
          </table:table-cell>
          <table:table-cell table:style-name="ce100" table:number-columns-repeated="4"/>
          <table:table-cell table:style-name="ce114"/>
          <table:table-cell table:number-columns-repeated="1017"/>
        </table:table-row>
        <table:table-row table:style-name="ro8">
          <table:table-cell table:style-name="ce82" office:value-type="string" calcext:value-type="string">
            <text:p>Responsible</text:p>
          </table:table-cell>
          <table:table-cell table:style-name="ce98" office:value-type="string" calcext:value-type="string" table:number-columns-spanned="6" table:number-rows-spanned="1">
            <text:p>CNRS (D. Rousse) </text:p>
          </table:table-cell>
          <table:covered-table-cell table:number-columns-repeated="4" table:style-name="ce100"/>
          <table:covered-table-cell table:style-name="ce114"/>
          <table:table-cell table:number-columns-repeated="1017"/>
        </table:table-row>
        <table:table-row table:style-name="ro9">
          <table:table-cell table:style-name="ce82" office:value-type="string" calcext:value-type="string">
            <text:p>Other documents/info.</text:p>
          </table:table-cell>
          <table:table-cell table:style-name="ce99" office:value-type="string" calcext:value-type="string" table:number-columns-spanned="6" table:number-rows-spanned="1">
            <text:p>load estimate at <text:a xlink:href="https://github.com/CNRS-DSI-Dev/mycore_press/blob/master/CNRS-LINAGORA-ownCloud-load-estimate.ods" xlink:type="simple">https://github.com/CNRS-DSI-Dev/mycore_press/blob/master/CNRS-LINAGORA-ownCloud-load-estimate.ods</text:a></text:p>
          </table:table-cell>
          <table:covered-table-cell table:number-columns-repeated="4" table:style-name="ce109"/>
          <table:covered-table-cell table:style-name="ce99"/>
          <table:table-cell table:number-columns-repeated="1017"/>
        </table:table-row>
        <table:table-row table:style-name="ro10">
          <table:table-cell table:style-name="ce82" office:value-type="string" calcext:value-type="string">
            <text:p>Diffusion</text:p>
          </table:table-cell>
          <table:table-cell table:style-name="ce96" office:value-type="string" calcext:value-type="string">
            <text:p>CC BY-NC-ND 3.0</text:p>
          </table:table-cell>
          <table:table-cell table:style-name="ce100" table:number-columns-repeated="4"/>
          <table:table-cell table:style-name="ce114"/>
          <table:table-cell table:number-columns-repeated="1017"/>
        </table:table-row>
        <table:table-row table:style-name="ro5">
          <table:table-cell table:style-name="ce82"/>
          <table:table-cell table:style-name="ce100" table:number-columns-repeated="5"/>
          <table:table-cell table:style-name="ce114"/>
          <table:table-cell table:number-columns-repeated="1017"/>
        </table:table-row>
        <table:table-row table:style-name="ro14">
          <table:table-cell table:style-name="ce83"/>
          <table:table-cell table:style-name="ce101"/>
          <table:table-cell table:style-name="ce100" table:number-columns-repeated="4"/>
          <table:table-cell table:style-name="ce114"/>
          <table:table-cell table:number-columns-repeated="1017"/>
        </table:table-row>
        <table:table-row table:style-name="ro15">
          <table:table-cell table:style-name="ce84" office:value-type="string" calcext:value-type="string">
            <text:p>Object</text:p>
          </table:table-cell>
          <table:table-cell table:style-name="ce102" office:value-type="string" calcext:value-type="string" table:number-columns-spanned="6" table:number-rows-spanned="1">
            <text:p>The aim of this document is to compare Apache, SQL and network load mesured during My CoRe beta service to estimate made before launching the service. </text:p>
          </table:table-cell>
          <table:covered-table-cell table:number-columns-repeated="4" table:style-name="ce110"/>
          <table:covered-table-cell table:style-name="ce102"/>
          <table:table-cell table:number-columns-repeated="1017"/>
        </table:table-row>
        <table:table-row table:style-name="ro10">
          <table:table-cell table:style-name="ce85"/>
          <table:table-cell table:style-name="ce88" table:number-columns-repeated="6"/>
          <table:table-cell table:number-columns-repeated="1017"/>
        </table:table-row>
        <table:table-row table:style-name="ro5">
          <table:table-cell table:style-name="ce86" office:value-type="string" calcext:value-type="string">
            <text:p>Content :</text:p>
          </table:table-cell>
          <table:table-cell table:style-name="ce103"/>
          <table:table-cell table:style-name="ce111" table:number-columns-repeated="5"/>
          <table:table-cell table:number-columns-repeated="1017"/>
        </table:table-row>
        <table:table-row table:style-name="ro7">
          <table:table-cell table:style-name="ce87" office:value-type="string" calcext:value-type="string">
            <text:p>Sheet 1 :</text:p>
          </table:table-cell>
          <table:table-cell table:style-name="ce104" office:value-type="string" calcext:value-type="string" table:number-columns-spanned="6" table:number-rows-spanned="1">
            <text:p>This sheet</text:p>
          </table:table-cell>
          <table:covered-table-cell table:number-columns-repeated="5" table:style-name="ce104"/>
          <table:table-cell table:number-columns-repeated="1017"/>
        </table:table-row>
        <table:table-row table:style-name="ro7">
          <table:table-cell table:style-name="ce87" office:value-type="string" calcext:value-type="string">
            <text:p>Sheet 2 :</text:p>
          </table:table-cell>
          <table:table-cell table:style-name="ce105" office:value-type="string" calcext:value-type="string" table:number-columns-spanned="6" table:number-rows-spanned="1">
            <text:p>Comparison sheet</text:p>
          </table:table-cell>
          <table:covered-table-cell table:number-columns-repeated="5" table:style-name="ce105"/>
          <table:table-cell table:number-columns-repeated="1017"/>
        </table:table-row>
        <table:table-row table:style-name="ro7">
          <table:table-cell table:style-name="ce87"/>
          <table:table-cell table:style-name="ce105" table:number-columns-spanned="6" table:number-rows-spanned="1"/>
          <table:covered-table-cell table:number-columns-repeated="5" table:style-name="ce105"/>
          <table:table-cell table:number-columns-repeated="1017"/>
        </table:table-row>
        <table:table-row table:style-name="ro16">
          <table:table-cell table:style-name="ce87"/>
          <table:table-cell table:style-name="ce106" table:number-columns-spanned="6" table:number-rows-spanned="1"/>
          <table:covered-table-cell table:number-columns-repeated="5" table:style-name="ce106"/>
          <table:table-cell table:number-columns-repeated="1017"/>
        </table:table-row>
        <table:table-row table:style-name="ro5">
          <table:table-cell table:style-name="ce88" table:number-columns-repeated="7"/>
          <table:table-cell table:number-columns-repeated="1017"/>
        </table:table-row>
        <table:table-row table:style-name="ro4">
          <table:table-cell table:style-name="ce89" office:value-type="string" calcext:value-type="string" table:number-columns-spanned="7" table:number-rows-spanned="1">
            <text:p>Table des mises à jour du document</text:p>
          </table:table-cell>
          <table:covered-table-cell table:number-columns-repeated="6" table:style-name="ce89"/>
          <table:table-cell table:number-columns-repeated="1017"/>
        </table:table-row>
        <table:table-row table:style-name="ro5">
          <table:table-cell table:style-name="ce89" office:value-type="string" calcext:value-type="string">
            <text:p>Version</text:p>
          </table:table-cell>
          <table:table-cell table:style-name="ce89" office:value-type="string" calcext:value-type="string">
            <text:p>Date</text:p>
          </table:table-cell>
          <table:table-cell table:style-name="ce89" office:value-type="string" calcext:value-type="string" table:number-columns-spanned="5" table:number-rows-spanned="1">
            <text:p>Objet de la mise à jour</text:p>
          </table:table-cell>
          <table:covered-table-cell table:number-columns-repeated="4" table:style-name="ce89"/>
          <table:table-cell table:number-columns-repeated="1017"/>
        </table:table-row>
        <table:table-row table:style-name="ro4">
          <table:table-cell table:style-name="ce90" office:value-type="string" calcext:value-type="string">
            <text:p>1.0</text:p>
          </table:table-cell>
          <table:table-cell table:style-name="ce107" office:value-type="date" office:date-value="2015-08-10" calcext:value-type="date">
            <text:p>08/10/2015</text:p>
          </table:table-cell>
          <table:table-cell table:style-name="ce112" office:value-type="string" calcext:value-type="string" table:number-columns-spanned="5" table:number-rows-spanned="1">
            <text:p>Initial release</text:p>
          </table:table-cell>
          <table:covered-table-cell table:number-columns-repeated="4" table:style-name="ce112"/>
          <table:table-cell table:number-columns-repeated="1017"/>
        </table:table-row>
        <table:table-row table:style-name="ro10">
          <table:table-cell table:style-name="ce90" office:value-type="float" office:value="1.1" calcext:value-type="float">
            <text:p>1.1</text:p>
          </table:table-cell>
          <table:table-cell table:style-name="ce108" office:value-type="string" calcext:value-type="string">
            <text:p>20/10/2015</text:p>
          </table:table-cell>
          <table:table-cell table:style-name="ce112" office:value-type="string" calcext:value-type="string" table:number-columns-spanned="5" table:number-rows-spanned="1">
            <text:p>Some update</text:p>
          </table:table-cell>
          <table:covered-table-cell table:number-columns-repeated="4" table:style-name="ce112"/>
          <table:table-cell table:number-columns-repeated="1017"/>
        </table:table-row>
        <table:table-row table:style-name="ro10">
          <table:table-cell table:style-name="ce90"/>
          <table:table-cell table:style-name="ce108"/>
          <table:table-cell table:style-name="ce112" table:number-columns-spanned="5" table:number-rows-spanned="1"/>
          <table:covered-table-cell table:number-columns-repeated="4" table:style-name="ce112"/>
          <table:table-cell table:number-columns-repeated="1017"/>
        </table:table-row>
        <table:table-row table:style-name="ro10">
          <table:table-cell table:style-name="ce90"/>
          <table:table-cell table:style-name="ce108"/>
          <table:table-cell table:style-name="ce112" table:number-columns-spanned="5" table:number-rows-spanned="1"/>
          <table:covered-table-cell table:number-columns-repeated="4" table:style-name="ce112"/>
          <table:table-cell table:number-columns-repeated="1017"/>
        </table:table-row>
        <table:table-row table:style-name="ro10">
          <table:table-cell table:style-name="ce90"/>
          <table:table-cell table:style-name="ce108"/>
          <table:table-cell table:style-name="ce112" table:number-columns-spanned="5" table:number-rows-spanned="1"/>
          <table:covered-table-cell table:number-columns-repeated="4" table:style-name="ce112"/>
          <table:table-cell table:number-columns-repeated="1017"/>
        </table:table-row>
        <table:table-row table:style-name="ro5" table:number-rows-repeated="6">
          <table:table-cell table:style-name="ce91" table:number-columns-repeated="7"/>
          <table:table-cell table:number-columns-repeated="1017"/>
        </table:table-row>
        <table:table-row table:style-name="ro5" table:number-rows-repeated="53">
          <table:table-cell table:number-columns-repeated="1024"/>
        </table:table-row>
        <table:table-row table:style-name="ro4">
          <table:table-cell table:number-columns-repeated="1024"/>
        </table:table-row>
        <table:table-row table:style-name="ro5" table:number-rows-repeated="1048486">
          <table:table-cell table:number-columns-repeated="1024"/>
        </table:table-row>
        <table:table-row table:style-name="ro5">
          <table:table-cell table:number-columns-repeated="1024"/>
        </table:table-row>
      </table:table>
      <table:table table:name="Comparison" table:style-name="ta1" table:print-ranges="Comparison.A1:Comparison.I1048576">
        <table:table-column table:style-name="co7" table:default-cell-style-name="ce38"/>
        <table:table-column table:style-name="co8" table:default-cell-style-name="ce43"/>
        <table:table-column table:style-name="co9" table:default-cell-style-name="ce43"/>
        <table:table-column table:style-name="co10" table:default-cell-style-name="ce44"/>
        <table:table-column table:style-name="co11" table:default-cell-style-name="ce43"/>
        <table:table-column table:style-name="co12" table:default-cell-style-name="ce44"/>
        <table:table-column table:style-name="co13" table:default-cell-style-name="ce43"/>
        <table:table-column table:style-name="co14" table:default-cell-style-name="ce44"/>
        <table:table-column table:style-name="co15" table:default-cell-style-name="ce43"/>
        <table:table-row table:style-name="ro11">
          <table:table-cell table:style-name="Default"/>
          <table:table-cell table:style-name="ce42" office:value-type="string" calcext:value-type="string" table:number-columns-spanned="2" table:number-rows-spanned="1">
            <text:p>BDD</text:p>
          </table:table-cell>
          <table:covered-table-cell table:style-name="ce38"/>
          <table:table-cell table:style-name="ce42" office:value-type="string" calcext:value-type="string" table:number-columns-spanned="2" table:number-rows-spanned="1">
            <text:p>Web</text:p>
          </table:table-cell>
          <table:covered-table-cell table:style-name="ce38"/>
          <table:table-cell table:style-name="ce42" office:value-type="string" calcext:value-type="string" table:number-columns-spanned="4" table:number-rows-spanned="1">
            <text:p>Network</text:p>
          </table:table-cell>
          <table:covered-table-cell table:number-columns-repeated="3" table:style-name="ce38"/>
        </table:table-row>
        <table:table-row table:style-name="ro11">
          <table:table-cell table:style-name="Default"/>
          <table:table-cell table:style-name="ce42" office:value-type="string" calcext:value-type="string" table:number-columns-spanned="2" table:number-rows-spanned="1">
            <text:p>Number of SQL (requests per second)</text:p>
          </table:table-cell>
          <table:covered-table-cell table:style-name="ce38"/>
          <table:table-cell table:style-name="ce42" office:value-type="string" calcext:value-type="string" table:number-columns-spanned="2" table:number-rows-spanned="1">
            <text:p>Number of web sessions (per day)</text:p>
          </table:table-cell>
          <table:covered-table-cell table:style-name="ce38"/>
          <table:table-cell table:style-name="ce42" office:value-type="string" calcext:value-type="string" table:number-columns-spanned="2" table:number-rows-spanned="1">
            <text:p>Bandwith usage upload (Mb/s)</text:p>
          </table:table-cell>
          <table:covered-table-cell table:style-name="ce38"/>
          <table:table-cell table:style-name="ce42" office:value-type="string" calcext:value-type="string" table:number-columns-spanned="2" table:number-rows-spanned="1">
            <text:p>Bandwith usage download (Mb/s)</text:p>
          </table:table-cell>
          <table:covered-table-cell table:style-name="ce38"/>
        </table:table-row>
        <table:table-row table:style-name="ro11">
          <table:table-cell office:value-type="string" calcext:value-type="string">
            <text:p>Number of users</text:p>
          </table:table-cell>
          <table:table-cell table:style-name="ce38" office:value-type="string" calcext:value-type="string">
            <text:p>Simulation</text:p>
          </table:table-cell>
          <table:table-cell table:style-name="ce38" office:value-type="string" calcext:value-type="string">
            <text:p>Real load</text:p>
          </table:table-cell>
          <table:table-cell table:style-name="ce38" office:value-type="string" calcext:value-type="string">
            <text:p>Simulation</text:p>
          </table:table-cell>
          <table:table-cell table:style-name="ce38" office:value-type="string" calcext:value-type="string">
            <text:p>Real load</text:p>
          </table:table-cell>
          <table:table-cell table:style-name="ce38" office:value-type="string" calcext:value-type="string">
            <text:p>Simulation</text:p>
          </table:table-cell>
          <table:table-cell table:style-name="ce38" office:value-type="string" calcext:value-type="string">
            <text:p>Real load</text:p>
          </table:table-cell>
          <table:table-cell table:style-name="ce38" office:value-type="string" calcext:value-type="string">
            <text:p>Simulation</text:p>
          </table:table-cell>
          <table:table-cell table:style-name="ce38" office:value-type="string" calcext:value-type="string">
            <text:p>Real load</text:p>
          </table:table-cell>
        </table:table-row>
        <table:table-row table:style-name="ro11">
          <table:table-cell office:value-type="float" office:value="585" calcext:value-type="float">
            <text:p>585</text:p>
          </table:table-cell>
          <table:table-cell office:value-type="float" office:value="558" calcext:value-type="float">
            <text:p>558</text:p>
          </table:table-cell>
          <table:table-cell office:value-type="float" office:value="371" calcext:value-type="float">
            <text:p>371</text:p>
          </table:table-cell>
          <table:table-cell office:value-type="float" office:value="87.75" calcext:value-type="float">
            <text:p>88</text:p>
          </table:table-cell>
          <table:table-cell office:value-type="float" office:value="15" calcext:value-type="float">
            <text:p>15</text:p>
          </table:table-cell>
          <table:table-cell office:value-type="float" office:value="8.125" calcext:value-type="float">
            <text:p>8</text:p>
          </table:table-cell>
          <table:table-cell office:value-type="string" calcext:value-type="string">
            <text:p>Not available</text:p>
          </table:table-cell>
          <table:table-cell office:value-type="float" office:value="22.34375" calcext:value-type="float">
            <text:p>22</text:p>
          </table:table-cell>
          <table:table-cell office:value-type="string" calcext:value-type="string">
            <text:p>Not available</text:p>
          </table:table-cell>
        </table:table-row>
        <table:table-row table:style-name="ro11">
          <table:table-cell office:value-type="float" office:value="754" calcext:value-type="float">
            <text:p>754</text:p>
          </table:table-cell>
          <table:table-cell office:value-type="float" office:value="723" calcext:value-type="float">
            <text:p>723</text:p>
          </table:table-cell>
          <table:table-cell office:value-type="float" office:value="505" calcext:value-type="float">
            <text:p>505</text:p>
          </table:table-cell>
          <table:table-cell office:value-type="float" office:value="113.1" calcext:value-type="float">
            <text:p>113</text:p>
          </table:table-cell>
          <table:table-cell office:value-type="float" office:value="27" calcext:value-type="float">
            <text:p>27</text:p>
          </table:table-cell>
          <table:table-cell office:value-type="float" office:value="10.4722222222222" calcext:value-type="float">
            <text:p>10</text:p>
          </table:table-cell>
          <table:table-cell office:value-type="string" calcext:value-type="string">
            <text:p>Not available</text:p>
          </table:table-cell>
          <table:table-cell office:value-type="float" office:value="28.7986111111111" calcext:value-type="float">
            <text:p>29</text:p>
          </table:table-cell>
          <table:table-cell office:value-type="string" calcext:value-type="string">
            <text:p>Not available</text:p>
          </table:table-cell>
        </table:table-row>
        <table:table-row table:style-name="ro11">
          <table:table-cell office:value-type="float" office:value="1018" calcext:value-type="float">
            <text:p>1018</text:p>
          </table:table-cell>
          <table:table-cell office:value-type="float" office:value="976" calcext:value-type="float">
            <text:p>976</text:p>
          </table:table-cell>
          <table:table-cell office:value-type="float" office:value="465" calcext:value-type="float">
            <text:p>465</text:p>
          </table:table-cell>
          <table:table-cell office:value-type="float" office:value="152.7" calcext:value-type="float">
            <text:p>153</text:p>
          </table:table-cell>
          <table:table-cell office:value-type="float" office:value="31" calcext:value-type="float">
            <text:p>31</text:p>
          </table:table-cell>
          <table:table-cell office:value-type="float" office:value="14.1388888888889" calcext:value-type="float">
            <text:p>14</text:p>
          </table:table-cell>
          <table:table-cell office:value-type="string" calcext:value-type="string">
            <text:p>Not available</text:p>
          </table:table-cell>
          <table:table-cell office:value-type="float" office:value="38.8819444444444" calcext:value-type="float">
            <text:p>39</text:p>
          </table:table-cell>
          <table:table-cell office:value-type="string" calcext:value-type="string">
            <text:p>Not available</text:p>
          </table:table-cell>
        </table:table-row>
        <table:table-row table:style-name="ro11">
          <table:table-cell office:value-type="float" office:value="1128" calcext:value-type="float">
            <text:p>1128</text:p>
          </table:table-cell>
          <table:table-cell office:value-type="float" office:value="1081" calcext:value-type="float">
            <text:p>1081</text:p>
          </table:table-cell>
          <table:table-cell office:value-type="float" office:value="1085" calcext:value-type="float">
            <text:p>1085</text:p>
          </table:table-cell>
          <table:table-cell office:value-type="float" office:value="169.2" calcext:value-type="float">
            <text:p>169</text:p>
          </table:table-cell>
          <table:table-cell office:value-type="float" office:value="42" calcext:value-type="float">
            <text:p>42</text:p>
          </table:table-cell>
          <table:table-cell office:value-type="float" office:value="15.6666666666667" calcext:value-type="float">
            <text:p>16</text:p>
          </table:table-cell>
          <table:table-cell table:formula="of:=1.5*3" office:value-type="float" office:value="4.5" calcext:value-type="float">
            <text:p>4.5</text:p>
          </table:table-cell>
          <table:table-cell office:value-type="float" office:value="43.0833333333333" calcext:value-type="float">
            <text:p>43</text:p>
          </table:table-cell>
          <table:table-cell table:formula="of:=2.7*3" office:value-type="float" office:value="8.1" calcext:value-type="float">
            <text:p>8.1</text:p>
          </table:table-cell>
        </table:table-row>
        <table:table-row table:style-name="ro11">
          <table:table-cell office:value-type="float" office:value="1196" calcext:value-type="float">
            <text:p>1196</text:p>
          </table:table-cell>
          <table:table-cell office:value-type="float" office:value="1146" calcext:value-type="float">
            <text:p>1146</text:p>
          </table:table-cell>
          <table:table-cell office:value-type="float" office:value="475" calcext:value-type="float">
            <text:p>475</text:p>
          </table:table-cell>
          <table:table-cell office:value-type="float" office:value="179.4" calcext:value-type="float">
            <text:p>179</text:p>
          </table:table-cell>
          <table:table-cell office:value-type="float" office:value="35" calcext:value-type="float">
            <text:p>35</text:p>
          </table:table-cell>
          <table:table-cell office:value-type="float" office:value="16.6111111111111" calcext:value-type="float">
            <text:p>17</text:p>
          </table:table-cell>
          <table:table-cell table:formula="of:=1.35*3" office:value-type="float" office:value="4.05" calcext:value-type="float">
            <text:p>4.05</text:p>
          </table:table-cell>
          <table:table-cell office:value-type="float" office:value="45.6805555555555" calcext:value-type="float">
            <text:p>46</text:p>
          </table:table-cell>
          <table:table-cell table:formula="of:=1.45*3" office:value-type="float" office:value="4.35" calcext:value-type="float">
            <text:p>4.35</text:p>
          </table:table-cell>
        </table:table-row>
        <table:table-row table:style-name="ro11">
          <table:table-cell office:value-type="float" office:value="1215" calcext:value-type="float">
            <text:p>1215</text:p>
          </table:table-cell>
          <table:table-cell office:value-type="float" office:value="1165" calcext:value-type="float">
            <text:p>1165</text:p>
          </table:table-cell>
          <table:table-cell office:value-type="float" office:value="482" calcext:value-type="float">
            <text:p>482</text:p>
          </table:table-cell>
          <table:table-cell office:value-type="float" office:value="182.25" calcext:value-type="float">
            <text:p>182</text:p>
          </table:table-cell>
          <table:table-cell office:value-type="float" office:value="46" calcext:value-type="float">
            <text:p>46</text:p>
          </table:table-cell>
          <table:table-cell office:value-type="float" office:value="16.875" calcext:value-type="float">
            <text:p>17</text:p>
          </table:table-cell>
          <table:table-cell office:value-type="float" office:value="3" calcext:value-type="float">
            <text:p>3</text:p>
          </table:table-cell>
          <table:table-cell office:value-type="float" office:value="46.40625" calcext:value-type="float">
            <text:p>46</text:p>
          </table:table-cell>
          <table:table-cell office:value-type="float" office:value="6" calcext:value-type="float">
            <text:p>6</text:p>
          </table:table-cell>
        </table:table-row>
        <table:table-row table:style-name="ro11">
          <table:table-cell office:value-type="float" office:value="1251" calcext:value-type="float">
            <text:p>1251</text:p>
          </table:table-cell>
          <table:table-cell office:value-type="float" office:value="1199" calcext:value-type="float">
            <text:p>1199</text:p>
          </table:table-cell>
          <table:table-cell office:value-type="float" office:value="323" calcext:value-type="float">
            <text:p>323</text:p>
          </table:table-cell>
          <table:table-cell office:value-type="float" office:value="187.65" calcext:value-type="float">
            <text:p>188</text:p>
          </table:table-cell>
          <table:table-cell office:value-type="float" office:value="36" calcext:value-type="float">
            <text:p>36</text:p>
          </table:table-cell>
          <table:table-cell office:value-type="float" office:value="17.375" calcext:value-type="float">
            <text:p>17</text:p>
          </table:table-cell>
          <table:table-cell office:value-type="float" office:value="3" calcext:value-type="float">
            <text:p>3</text:p>
          </table:table-cell>
          <table:table-cell office:value-type="float" office:value="47.78125" calcext:value-type="float">
            <text:p>48</text:p>
          </table:table-cell>
          <table:table-cell office:value-type="float" office:value="6" calcext:value-type="float">
            <text:p>6</text:p>
          </table:table-cell>
        </table:table-row>
        <table:table-row table:style-name="ro11">
          <table:table-cell office:value-type="float" office:value="1284" calcext:value-type="float">
            <text:p>1284</text:p>
          </table:table-cell>
          <table:table-cell office:value-type="float" office:value="1231" calcext:value-type="float">
            <text:p>1231</text:p>
          </table:table-cell>
          <table:table-cell office:value-type="float" office:value="323" calcext:value-type="float">
            <text:p>323</text:p>
          </table:table-cell>
          <table:table-cell office:value-type="float" office:value="192.6" calcext:value-type="float">
            <text:p>193</text:p>
          </table:table-cell>
          <table:table-cell office:value-type="float" office:value="33" calcext:value-type="float">
            <text:p>33</text:p>
          </table:table-cell>
          <table:table-cell office:value-type="float" office:value="17.8333333333333" calcext:value-type="float">
            <text:p>18</text:p>
          </table:table-cell>
          <table:table-cell table:formula="of:=0.8*3" office:value-type="float" office:value="2.4" calcext:value-type="float">
            <text:p>2.4</text:p>
          </table:table-cell>
          <table:table-cell office:value-type="float" office:value="49.0416666666667" calcext:value-type="float">
            <text:p>49</text:p>
          </table:table-cell>
          <table:table-cell table:formula="of:=1.5*3" office:value-type="float" office:value="4.5" calcext:value-type="float">
            <text:p>4.5</text:p>
          </table:table-cell>
        </table:table-row>
        <table:table-row table:style-name="ro11">
          <table:table-cell office:value-type="float" office:value="1306" calcext:value-type="float">
            <text:p>1306</text:p>
          </table:table-cell>
          <table:table-cell office:value-type="float" office:value="1252" calcext:value-type="float">
            <text:p>1252</text:p>
          </table:table-cell>
          <table:table-cell office:value-type="float" office:value="418" calcext:value-type="float">
            <text:p>418</text:p>
          </table:table-cell>
          <table:table-cell office:value-type="float" office:value="195.9" calcext:value-type="float">
            <text:p>196</text:p>
          </table:table-cell>
          <table:table-cell office:value-type="float" office:value="33" calcext:value-type="float">
            <text:p>33</text:p>
          </table:table-cell>
          <table:table-cell office:value-type="float" office:value="18.1388888888889" calcext:value-type="float">
            <text:p>18</text:p>
          </table:table-cell>
          <table:table-cell table:formula="of:=0.8*3" office:value-type="float" office:value="2.4" calcext:value-type="float">
            <text:p>2.4</text:p>
          </table:table-cell>
          <table:table-cell office:value-type="float" office:value="49.8819444444444" calcext:value-type="float">
            <text:p>50</text:p>
          </table:table-cell>
          <table:table-cell table:formula="of:=1.5*3" office:value-type="float" office:value="4.5" calcext:value-type="float">
            <text:p>4.5</text:p>
          </table:table-cell>
        </table:table-row>
        <table:table-row table:style-name="ro11">
          <table:table-cell table:style-name="ce39" office:value-type="string" calcext:value-type="string">
            <text:p>To be continued</text:p>
          </table:table-cell>
          <table:table-cell table:number-columns-repeated="2"/>
          <table:table-cell table:style-name="ce43"/>
          <table:table-cell/>
          <table:table-cell table:style-name="ce43"/>
          <table:table-cell/>
          <table:table-cell table:style-name="ce43"/>
          <table:table-cell/>
        </table:table-row>
        <table:table-row table:style-name="ro11">
          <table:table-cell table:style-name="Default" table:number-columns-repeated="9"/>
        </table:table-row>
        <table:table-row table:style-name="ro11">
          <table:table-cell table:style-name="ce40" office:value-type="string" calcext:value-type="string">
            <text:p>Nota and comments : </text:p>
          </table:table-cell>
          <table:table-cell table:style-name="Default" table:number-columns-repeated="8"/>
        </table:table-row>
        <table:table-row table:style-name="ro11">
          <table:table-cell table:style-name="Default" office:value-type="string" calcext:value-type="string">
            <text:p>We consider that 15 % of users are active (regarding the figures in <text:a xlink:href="https://github.com/CNRS-DSI-Dev/mycore_press/blob/master/CNRS-LINAGORA-ownCloud-load-estimate.ods" xlink:type="simple">https://github.com/CNRS-DSI-Dev/mycore_press/blob/master/CNRS-LINAGORA-ownCloud-load-estimate.ods</text:a>)</text:p>
          </table:table-cell>
          <table:table-cell table:style-name="Default" table:number-columns-repeated="8"/>
        </table:table-row>
        <table:table-row table:style-name="ro11">
          <table:table-cell table:style-name="Default" office:value-type="string" calcext:value-type="string">
            <text:p>Service is available for production only after 1500 end users accounts</text:p>
          </table:table-cell>
          <table:table-cell table:style-name="Default" table:number-columns-repeated="8"/>
        </table:table-row>
        <table:table-row table:style-name="ro11">
          <table:table-cell table:style-name="Default" office:value-type="string" calcext:value-type="string">
            <text:p>Simulation figures are extracted from <text:a xlink:href="https://github.com/CNRS-DSI-Dev/mycore_press/blob/master/CNRS-LINAGORA-ownCloud-load-estimate.ods" xlink:type="simple">https://github.com/CNRS-DSI-Dev/mycore_press/blob/master/CNRS-LINAGORA-ownCloud-load-estimate.ods</text:a>)</text:p>
          </table:table-cell>
          <table:table-cell table:style-name="Default" table:number-columns-repeated="8"/>
        </table:table-row>
        <table:table-row table:style-name="ro11">
          <table:table-cell table:style-name="Default" office:value-type="string" calcext:value-type="string">
            <text:p>Real load figures are extracted from internal CNRS monitoring tool (Centreon system)</text:p>
          </table:table-cell>
          <table:table-cell table:style-name="Default" table:number-columns-repeated="8"/>
        </table:table-row>
        <table:table-row table:style-name="ro12">
          <table:table-cell table:style-name="ce41" office:value-type="string" calcext:value-type="string" table:number-columns-spanned="9" table:number-rows-spanned="1">
            <text:p>At present time, differences between simulation and real load could be explained by the service status: service is only beta so end users do not use it as a real production service. Some other statistics extracted from Dashboard ownCloud app, used in My CoRe, seems to confirm that : there are few shares, few data and files stored are on average small (for 1306 users, we have 1249 shares, 591 Gb files stored and average file size is 858 kB). This hypothesis needs to be confirmed within a few months.</text:p>
          </table:table-cell>
          <table:covered-table-cell table:number-columns-repeated="8" table:style-name="Default"/>
        </table:table-row>
      </table:table>
      <table:table table:name="Helper" table:style-name="ta1" table:print-ranges="Helper.A1:Helper.R1048576">
        <table:table-column table:style-name="co17" table:default-cell-style-name="ce48"/>
        <table:table-column table:style-name="co16" table:number-columns-repeated="16" table:default-cell-style-name="Default"/>
        <table:table-column table:style-name="co16" table:default-cell-style-name="ce73"/>
        <table:table-row table:style-name="ro13">
          <table:table-cell table:style-name="ce45" office:value-type="string" calcext:value-type="string" table:number-columns-spanned="4" table:number-rows-spanned="1">
            <text:p>Sheet dedicated to create Comparison tab</text:p>
          </table:table-cell>
          <table:covered-table-cell table:number-columns-repeated="3" table:style-name="ce59"/>
          <table:table-cell table:number-columns-repeated="13"/>
          <table:table-cell table:style-name="Default"/>
        </table:table-row>
        <table:table-row table:style-name="ro13">
          <table:table-cell table:style-name="ce46"/>
          <table:table-cell table:number-columns-repeated="16"/>
          <table:table-cell table:style-name="Default"/>
        </table:table-row>
        <table:table-row table:style-name="ro11">
          <table:table-cell table:style-name="ce47" office:value-type="string" calcext:value-type="string">
            <text:p>Total (INSERT + SELECT + UPDATE)</text:p>
          </table:table-cell>
          <table:table-cell table:style-name="ce60" table:number-columns-repeated="2"/>
          <table:table-cell table:style-name="ce71" office:value-type="string" calcext:value-type="string">
            <text:p>From <text:a xlink:href="https://github.com/CNRS-DSI-Dev/mycore_press/blob/master/CNRS-LINAGORA-ownCloud-load-estimate.ods" xlink:type="simple">https://github.com/CNRS-DSI-Dev/mycore_press/blob/master/CNRS-LINAGORA-ownCloud-load-estimate.ods</text:a></text:p>
          </table:table-cell>
          <table:table-cell table:style-name="ce60" table:number-columns-repeated="13"/>
          <table:table-cell table:style-name="ce72"/>
        </table:table-row>
        <table:table-row table:style-name="ro11">
          <table:table-cell/>
          <table:table-cell office:value-type="float" office:value="1" calcext:value-type="float">
            <text:p>1</text:p>
          </table:table-cell>
          <table:table-cell office:value-type="float" office:value="1000" calcext:value-type="float">
            <text:p>1000</text:p>
          </table:table-cell>
          <table:table-cell office:value-type="float" office:value="5000" calcext:value-type="float">
            <text:p>5000</text:p>
          </table:table-cell>
          <table:table-cell office:value-type="float" office:value="30000" calcext:value-type="float">
            <text:p>30000</text:p>
          </table:table-cell>
          <table:table-cell office:value-type="float" office:value="50000" calcext:value-type="float">
            <text:p>50000</text:p>
          </table:table-cell>
          <table:table-cell office:value-type="float" office:value="70000" calcext:value-type="float">
            <text:p>70000</text:p>
          </table:table-cell>
          <table:table-cell office:value-type="float" office:value="100000" calcext:value-type="float">
            <text:p>100000</text:p>
          </table:table-cell>
          <table:table-cell table:number-columns-repeated="10"/>
        </table:table-row>
        <table:table-row table:style-name="ro11">
          <table:table-cell office:value-type="float" office:value="0.05" calcext:value-type="float">
            <text:p>0.05</text:p>
          </table:table-cell>
          <table:table-cell office:value-type="float" office:value="5.93009259259259" calcext:value-type="float">
            <text:p>5.9300925926</text:p>
          </table:table-cell>
          <table:table-cell office:value-type="float" office:value="365.949074074074" calcext:value-type="float">
            <text:p>365.9490740741</text:p>
          </table:table-cell>
          <table:table-cell office:value-type="float" office:value="1829.74537037037" calcext:value-type="float">
            <text:p>1829.7453703704</text:p>
          </table:table-cell>
          <table:table-cell office:value-type="float" office:value="10978.4722222222" calcext:value-type="float">
            <text:p>10978.4722222222</text:p>
          </table:table-cell>
          <table:table-cell office:value-type="float" office:value="18297.4537037037" calcext:value-type="float">
            <text:p>18297.4537037037</text:p>
          </table:table-cell>
          <table:table-cell office:value-type="float" office:value="25616.4351851852" calcext:value-type="float">
            <text:p>25616.4351851852</text:p>
          </table:table-cell>
          <table:table-cell office:value-type="float" office:value="36594.9074074074" calcext:value-type="float">
            <text:p>36594.9074074074</text:p>
          </table:table-cell>
          <table:table-cell table:number-columns-repeated="10"/>
        </table:table-row>
        <table:table-row table:style-name="ro11">
          <table:table-cell office:value-type="float" office:value="0.1" calcext:value-type="float">
            <text:p>0.1</text:p>
          </table:table-cell>
          <table:table-cell office:value-type="float" office:value="5.93009259259259" calcext:value-type="float">
            <text:p>5.9300925926</text:p>
          </table:table-cell>
          <table:table-cell office:value-type="float" office:value="662.453703703704" calcext:value-type="float">
            <text:p>662.4537037037</text:p>
          </table:table-cell>
          <table:table-cell office:value-type="float" office:value="3312.26851851852" calcext:value-type="float">
            <text:p>3312.2685185185</text:p>
          </table:table-cell>
          <table:table-cell office:value-type="float" office:value="19873.6111111111" calcext:value-type="float">
            <text:p>19873.6111111111</text:p>
          </table:table-cell>
          <table:table-cell office:value-type="float" office:value="33122.6851851852" calcext:value-type="float">
            <text:p>33122.6851851852</text:p>
          </table:table-cell>
          <table:table-cell office:value-type="float" office:value="46371.7592592592" calcext:value-type="float">
            <text:p>46371.7592592592</text:p>
          </table:table-cell>
          <table:table-cell office:value-type="float" office:value="66245.3703703703" calcext:value-type="float">
            <text:p>66245.3703703703</text:p>
          </table:table-cell>
          <table:table-cell table:number-columns-repeated="10"/>
        </table:table-row>
        <table:table-row table:style-name="ro11">
          <table:table-cell office:value-type="float" office:value="0.15" calcext:value-type="float">
            <text:p>0.15</text:p>
          </table:table-cell>
          <table:table-cell office:value-type="float" office:value="5.93009259259259" calcext:value-type="float">
            <text:p>5.9300925926</text:p>
          </table:table-cell>
          <table:table-cell office:value-type="float" office:value="958.958333333333" calcext:value-type="float">
            <text:p>958.9583333333</text:p>
          </table:table-cell>
          <table:table-cell office:value-type="float" office:value="4794.79166666666" calcext:value-type="float">
            <text:p>4794.7916666667</text:p>
          </table:table-cell>
          <table:table-cell office:value-type="float" office:value="28768.75" calcext:value-type="float">
            <text:p>28768.75</text:p>
          </table:table-cell>
          <table:table-cell office:value-type="float" office:value="47947.9166666666" calcext:value-type="float">
            <text:p>47947.9166666666</text:p>
          </table:table-cell>
          <table:table-cell office:value-type="float" office:value="67127.0833333333" calcext:value-type="float">
            <text:p>67127.0833333333</text:p>
          </table:table-cell>
          <table:table-cell office:value-type="float" office:value="95895.8333333333" calcext:value-type="float">
            <text:p>95895.8333333333</text:p>
          </table:table-cell>
          <table:table-cell table:number-columns-repeated="10"/>
        </table:table-row>
        <table:table-row table:style-name="ro11">
          <table:table-cell office:value-type="float" office:value="0.2" calcext:value-type="float">
            <text:p>0.2</text:p>
          </table:table-cell>
          <table:table-cell office:value-type="float" office:value="5.93009259259259" calcext:value-type="float">
            <text:p>5.9300925926</text:p>
          </table:table-cell>
          <table:table-cell office:value-type="float" office:value="1324.90740740741" calcext:value-type="float">
            <text:p>1324.9074074074</text:p>
          </table:table-cell>
          <table:table-cell office:value-type="float" office:value="6624.53703703703" calcext:value-type="float">
            <text:p>6624.537037037</text:p>
          </table:table-cell>
          <table:table-cell office:value-type="float" office:value="39747.2222222223" calcext:value-type="float">
            <text:p>39747.2222222223</text:p>
          </table:table-cell>
          <table:table-cell office:value-type="float" office:value="66245.3703703704" calcext:value-type="float">
            <text:p>66245.3703703704</text:p>
          </table:table-cell>
          <table:table-cell office:value-type="float" office:value="92743.5185185185" calcext:value-type="float">
            <text:p>92743.5185185185</text:p>
          </table:table-cell>
          <table:table-cell office:value-type="float" office:value="132490.740740741" calcext:value-type="float">
            <text:p>132490.740740741</text:p>
          </table:table-cell>
          <table:table-cell table:number-columns-repeated="10"/>
        </table:table-row>
        <table:table-row table:style-name="ro11">
          <table:table-cell office:value-type="float" office:value="0.3" calcext:value-type="float">
            <text:p>0.3</text:p>
          </table:table-cell>
          <table:table-cell office:value-type="float" office:value="5.93009259259259" calcext:value-type="float">
            <text:p>5.9300925926</text:p>
          </table:table-cell>
          <table:table-cell office:value-type="float" office:value="2056.80555555556" calcext:value-type="float">
            <text:p>2056.8055555556</text:p>
          </table:table-cell>
          <table:table-cell office:value-type="float" office:value="10284.0277777778" calcext:value-type="float">
            <text:p>10284.0277777778</text:p>
          </table:table-cell>
          <table:table-cell office:value-type="float" office:value="61704.1666666666" calcext:value-type="float">
            <text:p>61704.1666666666</text:p>
          </table:table-cell>
          <table:table-cell office:value-type="float" office:value="102840.277777778" calcext:value-type="float">
            <text:p>102840.277777778</text:p>
          </table:table-cell>
          <table:table-cell office:value-type="float" office:value="143976.388888888" calcext:value-type="float">
            <text:p>143976.388888888</text:p>
          </table:table-cell>
          <table:table-cell office:value-type="float" office:value="205680.555555556" calcext:value-type="float">
            <text:p>205680.555555556</text:p>
          </table:table-cell>
          <table:table-cell table:number-columns-repeated="10"/>
        </table:table-row>
        <table:table-row table:style-name="ro11">
          <table:table-cell table:style-name="ce49" office:value-type="float" office:value="0.5" calcext:value-type="float">
            <text:p>0.5</text:p>
          </table:table-cell>
          <table:table-cell table:style-name="ce61" office:value-type="float" office:value="4.5412037037037" calcext:value-type="float">
            <text:p>4.5412037037</text:p>
          </table:table-cell>
          <table:table-cell table:style-name="ce61" office:value-type="float" office:value="2270.60185185186" calcext:value-type="float">
            <text:p>2270.6018518519</text:p>
          </table:table-cell>
          <table:table-cell table:style-name="ce61" office:value-type="float" office:value="11353.0092592593" calcext:value-type="float">
            <text:p>11353.0092592593</text:p>
          </table:table-cell>
          <table:table-cell table:style-name="ce61" office:value-type="float" office:value="68118.0555555556" calcext:value-type="float">
            <text:p>68118.0555555556</text:p>
          </table:table-cell>
          <table:table-cell table:style-name="ce61" office:value-type="float" office:value="113530.092592593" calcext:value-type="float">
            <text:p>113530.092592593</text:p>
          </table:table-cell>
          <table:table-cell table:style-name="ce61" office:value-type="float" office:value="158942.12962963" calcext:value-type="float">
            <text:p>158942.12962963</text:p>
          </table:table-cell>
          <table:table-cell table:style-name="ce61" office:value-type="float" office:value="227060.185185186" calcext:value-type="float">
            <text:p>227060.185185186</text:p>
          </table:table-cell>
          <table:table-cell table:style-name="ce61" table:number-columns-repeated="9"/>
          <table:table-cell table:style-name="ce74"/>
        </table:table-row>
        <table:table-row table:style-name="ro11">
          <table:table-cell table:style-name="Default"/>
          <table:table-cell table:number-columns-repeated="16"/>
          <table:table-cell table:style-name="Default"/>
        </table:table-row>
        <table:table-row table:style-name="ro11">
          <table:table-cell table:style-name="ce47" office:value-type="string" calcext:value-type="string">
            <text:p>Total (INSERT + SELECT + UPDATE)</text:p>
          </table:table-cell>
          <table:table-cell table:style-name="ce60" table:number-columns-repeated="2"/>
          <table:table-cell table:style-name="ce71" office:value-type="string" calcext:value-type="string">
            <text:p>Calculated from tab above. Bold line used in the comparison sheet</text:p>
          </table:table-cell>
          <table:table-cell table:style-name="ce60" table:number-columns-repeated="13"/>
          <table:table-cell table:style-name="ce72"/>
        </table:table-row>
        <table:table-row table:style-name="ro11">
          <table:table-cell table:style-name="ce50"/>
          <table:table-cell table:style-name="ce62" office:value-type="float" office:value="1" calcext:value-type="float">
            <text:p>1</text:p>
          </table:table-cell>
          <table:table-cell table:style-name="ce62" office:value-type="float" office:value="585" calcext:value-type="float">
            <text:p>585</text:p>
          </table:table-cell>
          <table:table-cell table:style-name="ce62" office:value-type="float" office:value="754" calcext:value-type="float">
            <text:p>754</text:p>
          </table:table-cell>
          <table:table-cell table:style-name="ce62" office:value-type="float" office:value="1018" calcext:value-type="float">
            <text:p>1018</text:p>
          </table:table-cell>
          <table:table-cell table:style-name="ce62" office:value-type="float" office:value="1128" calcext:value-type="float">
            <text:p>1128</text:p>
          </table:table-cell>
          <table:table-cell table:style-name="ce62" office:value-type="float" office:value="1196" calcext:value-type="float">
            <text:p>1196</text:p>
          </table:table-cell>
          <table:table-cell table:style-name="ce62" office:value-type="float" office:value="1215" calcext:value-type="float">
            <text:p>1215</text:p>
          </table:table-cell>
          <table:table-cell table:style-name="ce62" office:value-type="float" office:value="1251" calcext:value-type="float">
            <text:p>1251</text:p>
          </table:table-cell>
          <table:table-cell table:style-name="ce62" office:value-type="float" office:value="1284" calcext:value-type="float">
            <text:p>1284</text:p>
          </table:table-cell>
          <table:table-cell table:style-name="ce62" office:value-type="float" office:value="1306" calcext:value-type="float">
            <text:p>1306</text:p>
          </table:table-cell>
          <table:table-cell table:style-name="ce62" table:number-columns-repeated="6"/>
          <table:table-cell table:style-name="ce75"/>
        </table:table-row>
        <table:table-row table:style-name="ro11">
          <table:table-cell table:style-name="ce50" office:value-type="float" office:value="0.05" calcext:value-type="float">
            <text:p>0.05</text:p>
          </table:table-cell>
          <table:table-cell table:style-name="ce63" office:value-type="float" office:value="5.93009259259259" calcext:value-type="float">
            <text:p>6</text:p>
          </table:table-cell>
          <table:table-cell table:style-name="ce69" table:formula="of:=[.$C$5]/[.$C$4]*[.C$13]" office:value-type="float" office:value="214.080208333333" calcext:value-type="float">
            <text:p>214</text:p>
          </table:table-cell>
          <table:table-cell table:style-name="ce69" table:formula="of:=[.$C$5]/[.$C$4]*[.D$13]" office:value-type="float" office:value="275.925601851852" calcext:value-type="float">
            <text:p>276</text:p>
          </table:table-cell>
          <table:table-cell table:style-name="ce69" table:formula="of:=[.$C$5]/[.$C$4]*[.E$13]" office:value-type="float" office:value="372.536157407407" calcext:value-type="float">
            <text:p>373</text:p>
          </table:table-cell>
          <table:table-cell table:style-name="ce69" table:formula="of:=[.$C$5]/[.$C$4]*[.F$13]" office:value-type="float" office:value="412.790555555555" calcext:value-type="float">
            <text:p>413</text:p>
          </table:table-cell>
          <table:table-cell table:style-name="ce69" table:formula="of:=[.$C$5]/[.$C$4]*[.G$13]" office:value-type="float" office:value="437.675092592592" calcext:value-type="float">
            <text:p>438</text:p>
          </table:table-cell>
          <table:table-cell table:style-name="ce69" table:formula="of:=[.$C$5]/[.$C$4]*[.H$13]" office:value-type="float" office:value="444.628125" calcext:value-type="float">
            <text:p>445</text:p>
          </table:table-cell>
          <table:table-cell table:style-name="ce69" table:formula="of:=[.$C$5]/[.$C$4]*[.I$13]" office:value-type="float" office:value="457.802291666666" calcext:value-type="float">
            <text:p>458</text:p>
          </table:table-cell>
          <table:table-cell table:style-name="ce69" table:formula="of:=[.$C$5]/[.$C$4]*[.J$13]" office:value-type="float" office:value="469.878611111111" calcext:value-type="float">
            <text:p>470</text:p>
          </table:table-cell>
          <table:table-cell table:style-name="ce69" table:formula="of:=[.$C$5]/[.$C$4]*[.K$13]" office:value-type="float" office:value="477.92949074074" calcext:value-type="float">
            <text:p>478</text:p>
          </table:table-cell>
          <table:table-cell table:style-name="ce62" table:number-columns-repeated="6"/>
          <table:table-cell table:style-name="ce75"/>
        </table:table-row>
        <table:table-row table:style-name="ro11">
          <table:table-cell table:style-name="ce50" office:value-type="float" office:value="0.1" calcext:value-type="float">
            <text:p>0.1</text:p>
          </table:table-cell>
          <table:table-cell table:style-name="ce63" office:value-type="float" office:value="5.93009259259259" calcext:value-type="float">
            <text:p>6</text:p>
          </table:table-cell>
          <table:table-cell table:style-name="ce69" table:formula="of:=[.$C$6]/[.$C$4]*[.C$13]" office:value-type="float" office:value="387.535416666667" calcext:value-type="float">
            <text:p>388</text:p>
          </table:table-cell>
          <table:table-cell table:style-name="ce69" table:formula="of:=[.$C$6]/[.$C$4]*[.D$13]" office:value-type="float" office:value="499.490092592593" calcext:value-type="float">
            <text:p>499</text:p>
          </table:table-cell>
          <table:table-cell table:style-name="ce69" table:formula="of:=[.$C$6]/[.$C$4]*[.E$13]" office:value-type="float" office:value="674.377870370371" calcext:value-type="float">
            <text:p>674</text:p>
          </table:table-cell>
          <table:table-cell table:style-name="ce69" table:formula="of:=[.$C$6]/[.$C$4]*[.F$13]" office:value-type="float" office:value="747.247777777778" calcext:value-type="float">
            <text:p>747</text:p>
          </table:table-cell>
          <table:table-cell table:style-name="ce69" table:formula="of:=[.$C$6]/[.$C$4]*[.G$13]" office:value-type="float" office:value="792.29462962963" calcext:value-type="float">
            <text:p>792</text:p>
          </table:table-cell>
          <table:table-cell table:style-name="ce69" table:formula="of:=[.$C$6]/[.$C$4]*[.H$13]" office:value-type="float" office:value="804.881250000001" calcext:value-type="float">
            <text:p>805</text:p>
          </table:table-cell>
          <table:table-cell table:style-name="ce69" table:formula="of:=[.$C$6]/[.$C$4]*[.I$13]" office:value-type="float" office:value="828.729583333334" calcext:value-type="float">
            <text:p>829</text:p>
          </table:table-cell>
          <table:table-cell table:style-name="ce69" table:formula="of:=[.$C$6]/[.$C$4]*[.J$13]" office:value-type="float" office:value="850.590555555556" calcext:value-type="float">
            <text:p>851</text:p>
          </table:table-cell>
          <table:table-cell table:style-name="ce69" table:formula="of:=[.$C$6]/[.$C$4]*[.K$13]" office:value-type="float" office:value="865.164537037038" calcext:value-type="float">
            <text:p>865</text:p>
          </table:table-cell>
          <table:table-cell table:style-name="ce62" table:number-columns-repeated="6"/>
          <table:table-cell table:style-name="ce75"/>
        </table:table-row>
        <table:table-row table:style-name="ro11">
          <table:table-cell table:style-name="ce51" office:value-type="float" office:value="0.15" calcext:value-type="float">
            <text:p>0.15</text:p>
          </table:table-cell>
          <table:table-cell table:style-name="ce64" office:value-type="float" office:value="5.93009259259259" calcext:value-type="float">
            <text:p>6</text:p>
          </table:table-cell>
          <table:table-cell table:style-name="ce64" table:formula="of:=[.$C$7]/[.$C$4]*[.C$13]" office:value-type="float" office:value="560.990625" calcext:value-type="float">
            <text:p>561</text:p>
          </table:table-cell>
          <table:table-cell table:style-name="ce64" table:formula="of:=[.$C$7]/[.$C$4]*[.D$13]" office:value-type="float" office:value="723.054583333333" calcext:value-type="float">
            <text:p>723</text:p>
          </table:table-cell>
          <table:table-cell table:style-name="ce64" table:formula="of:=[.$C$7]/[.$C$4]*[.E$13]" office:value-type="float" office:value="976.219583333333" calcext:value-type="float">
            <text:p>976</text:p>
          </table:table-cell>
          <table:table-cell table:style-name="ce64" table:formula="of:=[.$C$7]/[.$C$4]*[.F$13]" office:value-type="float" office:value="1081.705" calcext:value-type="float">
            <text:p>1082</text:p>
          </table:table-cell>
          <table:table-cell table:style-name="ce64" table:formula="of:=[.$C$7]/[.$C$4]*[.G$13]" office:value-type="float" office:value="1146.91416666667" calcext:value-type="float">
            <text:p>1147</text:p>
          </table:table-cell>
          <table:table-cell table:style-name="ce64" table:formula="of:=[.$C$7]/[.$C$4]*[.H$13]" office:value-type="float" office:value="1165.134375" calcext:value-type="float">
            <text:p>1165</text:p>
          </table:table-cell>
          <table:table-cell table:style-name="ce64" table:formula="of:=[.$C$7]/[.$C$4]*[.I$13]" office:value-type="float" office:value="1199.656875" calcext:value-type="float">
            <text:p>1200</text:p>
          </table:table-cell>
          <table:table-cell table:style-name="ce64" table:formula="of:=[.$C$7]/[.$C$4]*[.J$13]" office:value-type="float" office:value="1231.3025" calcext:value-type="float">
            <text:p>1231</text:p>
          </table:table-cell>
          <table:table-cell table:style-name="ce64" table:formula="of:=[.$C$7]/[.$C$4]*[.K$13]" office:value-type="float" office:value="1252.39958333333" calcext:value-type="float">
            <text:p>1252</text:p>
          </table:table-cell>
          <table:table-cell table:style-name="ce62" table:number-columns-repeated="6"/>
          <table:table-cell table:style-name="ce75"/>
        </table:table-row>
        <table:table-row table:style-name="ro11">
          <table:table-cell table:style-name="ce50" office:value-type="float" office:value="0.2" calcext:value-type="float">
            <text:p>0.2</text:p>
          </table:table-cell>
          <table:table-cell table:style-name="ce63" office:value-type="float" office:value="5.93009259259259" calcext:value-type="float">
            <text:p>6</text:p>
          </table:table-cell>
          <table:table-cell table:style-name="ce69" table:formula="of:=[.$C$8]/[.$C$4]*[.C$13]" office:value-type="float" office:value="775.070833333334" calcext:value-type="float">
            <text:p>775</text:p>
          </table:table-cell>
          <table:table-cell table:style-name="ce69" table:formula="of:=[.$C$8]/[.$C$4]*[.D$13]" office:value-type="float" office:value="998.980185185186" calcext:value-type="float">
            <text:p>999</text:p>
          </table:table-cell>
          <table:table-cell table:style-name="ce69" table:formula="of:=[.$C$8]/[.$C$4]*[.E$13]" office:value-type="float" office:value="1348.75574074074" calcext:value-type="float">
            <text:p>1349</text:p>
          </table:table-cell>
          <table:table-cell table:style-name="ce69" table:formula="of:=[.$C$8]/[.$C$4]*[.F$13]" office:value-type="float" office:value="1494.49555555556" calcext:value-type="float">
            <text:p>1494</text:p>
          </table:table-cell>
          <table:table-cell table:style-name="ce69" table:formula="of:=[.$C$8]/[.$C$4]*[.G$13]" office:value-type="float" office:value="1584.58925925926" calcext:value-type="float">
            <text:p>1585</text:p>
          </table:table-cell>
          <table:table-cell table:style-name="ce69" table:formula="of:=[.$C$8]/[.$C$4]*[.H$13]" office:value-type="float" office:value="1609.7625" calcext:value-type="float">
            <text:p>1610</text:p>
          </table:table-cell>
          <table:table-cell table:style-name="ce69" table:formula="of:=[.$C$8]/[.$C$4]*[.I$13]" office:value-type="float" office:value="1657.45916666667" calcext:value-type="float">
            <text:p>1657</text:p>
          </table:table-cell>
          <table:table-cell table:style-name="ce69" table:formula="of:=[.$C$8]/[.$C$4]*[.J$13]" office:value-type="float" office:value="1701.18111111111" calcext:value-type="float">
            <text:p>1701</text:p>
          </table:table-cell>
          <table:table-cell table:style-name="ce69" table:formula="of:=[.$C$8]/[.$C$4]*[.K$13]" office:value-type="float" office:value="1730.32907407408" calcext:value-type="float">
            <text:p>1730</text:p>
          </table:table-cell>
          <table:table-cell table:style-name="ce62" table:number-columns-repeated="6"/>
          <table:table-cell table:style-name="ce75"/>
        </table:table-row>
        <table:table-row table:style-name="ro11">
          <table:table-cell table:style-name="ce50" office:value-type="float" office:value="0.3" calcext:value-type="float">
            <text:p>0.3</text:p>
          </table:table-cell>
          <table:table-cell table:style-name="ce63" office:value-type="float" office:value="5.93009259259259" calcext:value-type="float">
            <text:p>6</text:p>
          </table:table-cell>
          <table:table-cell table:style-name="ce69" table:formula="of:=[.$C$9]/[.$C$4]*[.C$13]" office:value-type="float" office:value="1203.23125" calcext:value-type="float">
            <text:p>1203</text:p>
          </table:table-cell>
          <table:table-cell table:style-name="ce69" table:formula="of:=[.$C$9]/[.$C$4]*[.D$13]" office:value-type="float" office:value="1550.83138888889" calcext:value-type="float">
            <text:p>1551</text:p>
          </table:table-cell>
          <table:table-cell table:style-name="ce69" table:formula="of:=[.$C$9]/[.$C$4]*[.E$13]" office:value-type="float" office:value="2093.82805555556" calcext:value-type="float">
            <text:p>2094</text:p>
          </table:table-cell>
          <table:table-cell table:style-name="ce69" table:formula="of:=[.$C$9]/[.$C$4]*[.F$13]" office:value-type="float" office:value="2320.07666666667" calcext:value-type="float">
            <text:p>2320</text:p>
          </table:table-cell>
          <table:table-cell table:style-name="ce69" table:formula="of:=[.$C$9]/[.$C$4]*[.G$13]" office:value-type="float" office:value="2459.93944444445" calcext:value-type="float">
            <text:p>2460</text:p>
          </table:table-cell>
          <table:table-cell table:style-name="ce69" table:formula="of:=[.$C$9]/[.$C$4]*[.H$13]" office:value-type="float" office:value="2499.01875" calcext:value-type="float">
            <text:p>2499</text:p>
          </table:table-cell>
          <table:table-cell table:style-name="ce69" table:formula="of:=[.$C$9]/[.$C$4]*[.I$13]" office:value-type="float" office:value="2573.06375" calcext:value-type="float">
            <text:p>2573</text:p>
          </table:table-cell>
          <table:table-cell table:style-name="ce69" table:formula="of:=[.$C$9]/[.$C$4]*[.J$13]" office:value-type="float" office:value="2640.93833333334" calcext:value-type="float">
            <text:p>2641</text:p>
          </table:table-cell>
          <table:table-cell table:style-name="ce69" table:formula="of:=[.$C$9]/[.$C$4]*[.K$13]" office:value-type="float" office:value="2686.18805555556" calcext:value-type="float">
            <text:p>2686</text:p>
          </table:table-cell>
          <table:table-cell table:style-name="ce62" table:number-columns-repeated="6"/>
          <table:table-cell table:style-name="ce75"/>
        </table:table-row>
        <table:table-row table:style-name="ro11">
          <table:table-cell table:style-name="ce50" office:value-type="float" office:value="0.5" calcext:value-type="float">
            <text:p>0.5</text:p>
          </table:table-cell>
          <table:table-cell table:style-name="ce63" office:value-type="float" office:value="4.5412037037037" calcext:value-type="float">
            <text:p>5</text:p>
          </table:table-cell>
          <table:table-cell table:style-name="ce69" table:formula="of:=[.$C$10]/[.$C$4]*[.C$13]" office:value-type="float" office:value="1328.30208333334" calcext:value-type="float">
            <text:p>1328</text:p>
          </table:table-cell>
          <table:table-cell table:style-name="ce69" table:formula="of:=[.$C$10]/[.$C$4]*[.D$13]" office:value-type="float" office:value="1712.0337962963" calcext:value-type="float">
            <text:p>1712</text:p>
          </table:table-cell>
          <table:table-cell table:style-name="ce69" table:formula="of:=[.$C$10]/[.$C$4]*[.E$13]" office:value-type="float" office:value="2311.47268518519" calcext:value-type="float">
            <text:p>2311</text:p>
          </table:table-cell>
          <table:table-cell table:style-name="ce69" table:formula="of:=[.$C$10]/[.$C$4]*[.F$13]" office:value-type="float" office:value="2561.23888888889" calcext:value-type="float">
            <text:p>2561</text:p>
          </table:table-cell>
          <table:table-cell table:style-name="ce69" table:formula="of:=[.$C$10]/[.$C$4]*[.G$13]" office:value-type="float" office:value="2715.63981481482" calcext:value-type="float">
            <text:p>2716</text:p>
          </table:table-cell>
          <table:table-cell table:style-name="ce69" table:formula="of:=[.$C$10]/[.$C$4]*[.H$13]" office:value-type="float" office:value="2758.78125000001" calcext:value-type="float">
            <text:p>2759</text:p>
          </table:table-cell>
          <table:table-cell table:style-name="ce69" table:formula="of:=[.$C$10]/[.$C$4]*[.I$13]" office:value-type="float" office:value="2840.52291666667" calcext:value-type="float">
            <text:p>2841</text:p>
          </table:table-cell>
          <table:table-cell table:style-name="ce69" table:formula="of:=[.$C$10]/[.$C$4]*[.J$13]" office:value-type="float" office:value="2915.45277777778" calcext:value-type="float">
            <text:p>2915</text:p>
          </table:table-cell>
          <table:table-cell table:style-name="ce69" table:formula="of:=[.$C$10]/[.$C$4]*[.K$13]" office:value-type="float" office:value="2965.40601851852" calcext:value-type="float">
            <text:p>2965</text:p>
          </table:table-cell>
          <table:table-cell table:style-name="ce62" table:number-columns-repeated="6"/>
          <table:table-cell table:style-name="ce75"/>
        </table:table-row>
        <table:table-row table:style-name="ro11">
          <table:table-cell table:style-name="ce52"/>
          <table:table-cell table:style-name="ce65" table:number-columns-repeated="16"/>
          <table:table-cell table:style-name="ce76"/>
        </table:table-row>
        <table:table-row table:style-name="ro11">
          <table:table-cell table:style-name="Default"/>
          <table:table-cell table:number-columns-repeated="16"/>
          <table:table-cell table:style-name="Default"/>
        </table:table-row>
        <table:table-row table:style-name="ro11">
          <table:table-cell table:style-name="ce53" office:value-type="string" calcext:value-type="string">
            <text:p>Clients connexions</text:p>
          </table:table-cell>
          <table:table-cell table:style-name="ce60" table:number-columns-repeated="2"/>
          <table:table-cell table:style-name="ce71" office:value-type="string" calcext:value-type="string">
            <text:p>Extract from “Clients connexions » in https://github.com/CNRS-DSI-Dev/mycore_press/blob/master/CNRS-LINAGORA-ownCloud-load-estimate.ods and used for « Number of web sessions (per day »)</text:p>
          </table:table-cell>
          <table:table-cell table:style-name="ce60" table:number-columns-repeated="13"/>
          <table:table-cell table:style-name="ce72"/>
        </table:table-row>
        <table:table-row table:style-name="ro11">
          <table:table-cell/>
          <table:table-cell office:value-type="float" office:value="1" calcext:value-type="float">
            <text:p>1</text:p>
          </table:table-cell>
          <table:table-cell office:value-type="float" office:value="1000" calcext:value-type="float">
            <text:p>1000</text:p>
          </table:table-cell>
          <table:table-cell office:value-type="float" office:value="5000" calcext:value-type="float">
            <text:p>5000</text:p>
          </table:table-cell>
          <table:table-cell office:value-type="float" office:value="30000" calcext:value-type="float">
            <text:p>30000</text:p>
          </table:table-cell>
          <table:table-cell office:value-type="float" office:value="50000" calcext:value-type="float">
            <text:p>50000</text:p>
          </table:table-cell>
          <table:table-cell office:value-type="float" office:value="70000" calcext:value-type="float">
            <text:p>70000</text:p>
          </table:table-cell>
          <table:table-cell office:value-type="float" office:value="100000" calcext:value-type="float">
            <text:p>100000</text:p>
          </table:table-cell>
          <table:table-cell table:number-columns-repeated="10"/>
        </table:table-row>
        <table:table-row table:style-name="ro11">
          <table:table-cell office:value-type="float" office:value="0.05" calcext:value-type="float">
            <text:p>0.05</text:p>
          </table:table-cell>
          <table:table-cell office:value-type="float" office:value="1" calcext:value-type="float">
            <text:p>1</text:p>
          </table:table-cell>
          <table:table-cell office:value-type="float" office:value="50" calcext:value-type="float">
            <text:p>50</text:p>
          </table:table-cell>
          <table:table-cell office:value-type="float" office:value="250" calcext:value-type="float">
            <text:p>250</text:p>
          </table:table-cell>
          <table:table-cell office:value-type="float" office:value="1500" calcext:value-type="float">
            <text:p>1500</text:p>
          </table:table-cell>
          <table:table-cell office:value-type="float" office:value="2500" calcext:value-type="float">
            <text:p>2500</text:p>
          </table:table-cell>
          <table:table-cell office:value-type="float" office:value="3500" calcext:value-type="float">
            <text:p>3500</text:p>
          </table:table-cell>
          <table:table-cell office:value-type="float" office:value="5000" calcext:value-type="float">
            <text:p>5000</text:p>
          </table:table-cell>
          <table:table-cell table:number-columns-repeated="10"/>
        </table:table-row>
        <table:table-row table:style-name="ro11">
          <table:table-cell office:value-type="float" office:value="0.1" calcext:value-type="float">
            <text:p>0.1</text:p>
          </table:table-cell>
          <table:table-cell office:value-type="float" office:value="1" calcext:value-type="float">
            <text:p>1</text:p>
          </table:table-cell>
          <table:table-cell office:value-type="float" office:value="100" calcext:value-type="float">
            <text:p>100</text:p>
          </table:table-cell>
          <table:table-cell office:value-type="float" office:value="500" calcext:value-type="float">
            <text:p>500</text:p>
          </table:table-cell>
          <table:table-cell office:value-type="float" office:value="3000" calcext:value-type="float">
            <text:p>3000</text:p>
          </table:table-cell>
          <table:table-cell office:value-type="float" office:value="5000" calcext:value-type="float">
            <text:p>5000</text:p>
          </table:table-cell>
          <table:table-cell office:value-type="float" office:value="7000" calcext:value-type="float">
            <text:p>7000</text:p>
          </table:table-cell>
          <table:table-cell office:value-type="float" office:value="10000" calcext:value-type="float">
            <text:p>10000</text:p>
          </table:table-cell>
          <table:table-cell table:number-columns-repeated="10"/>
        </table:table-row>
        <table:table-row table:style-name="ro11">
          <table:table-cell table:style-name="ce54" office:value-type="float" office:value="0.15" calcext:value-type="float">
            <text:p>0.15</text:p>
          </table:table-cell>
          <table:table-cell table:style-name="ce66" office:value-type="float" office:value="1" calcext:value-type="float">
            <text:p>1</text:p>
          </table:table-cell>
          <table:table-cell table:style-name="ce66" office:value-type="float" office:value="150" calcext:value-type="float">
            <text:p>150</text:p>
          </table:table-cell>
          <table:table-cell table:style-name="ce66" office:value-type="float" office:value="750" calcext:value-type="float">
            <text:p>750</text:p>
          </table:table-cell>
          <table:table-cell table:style-name="ce66" office:value-type="float" office:value="4500" calcext:value-type="float">
            <text:p>4500</text:p>
          </table:table-cell>
          <table:table-cell table:style-name="ce66" office:value-type="float" office:value="7500" calcext:value-type="float">
            <text:p>7500</text:p>
          </table:table-cell>
          <table:table-cell table:style-name="ce66" office:value-type="float" office:value="10500" calcext:value-type="float">
            <text:p>10500</text:p>
          </table:table-cell>
          <table:table-cell table:style-name="ce66" office:value-type="float" office:value="15000" calcext:value-type="float">
            <text:p>15000</text:p>
          </table:table-cell>
          <table:table-cell table:number-columns-repeated="10"/>
        </table:table-row>
        <table:table-row table:style-name="ro11">
          <table:table-cell office:value-type="float" office:value="0.2" calcext:value-type="float">
            <text:p>0.2</text:p>
          </table:table-cell>
          <table:table-cell office:value-type="float" office:value="1" calcext:value-type="float">
            <text:p>1</text:p>
          </table:table-cell>
          <table:table-cell office:value-type="float" office:value="200" calcext:value-type="float">
            <text:p>200</text:p>
          </table:table-cell>
          <table:table-cell office:value-type="float" office:value="1000" calcext:value-type="float">
            <text:p>1000</text:p>
          </table:table-cell>
          <table:table-cell office:value-type="float" office:value="6000" calcext:value-type="float">
            <text:p>6000</text:p>
          </table:table-cell>
          <table:table-cell office:value-type="float" office:value="10000" calcext:value-type="float">
            <text:p>10000</text:p>
          </table:table-cell>
          <table:table-cell office:value-type="float" office:value="14000" calcext:value-type="float">
            <text:p>14000</text:p>
          </table:table-cell>
          <table:table-cell office:value-type="float" office:value="20000" calcext:value-type="float">
            <text:p>20000</text:p>
          </table:table-cell>
          <table:table-cell table:number-columns-repeated="10"/>
        </table:table-row>
        <table:table-row table:style-name="ro11">
          <table:table-cell office:value-type="float" office:value="0.3" calcext:value-type="float">
            <text:p>0.3</text:p>
          </table:table-cell>
          <table:table-cell office:value-type="float" office:value="1" calcext:value-type="float">
            <text:p>1</text:p>
          </table:table-cell>
          <table:table-cell office:value-type="float" office:value="300" calcext:value-type="float">
            <text:p>300</text:p>
          </table:table-cell>
          <table:table-cell office:value-type="float" office:value="1500" calcext:value-type="float">
            <text:p>1500</text:p>
          </table:table-cell>
          <table:table-cell office:value-type="float" office:value="9000" calcext:value-type="float">
            <text:p>9000</text:p>
          </table:table-cell>
          <table:table-cell office:value-type="float" office:value="15000" calcext:value-type="float">
            <text:p>15000</text:p>
          </table:table-cell>
          <table:table-cell office:value-type="float" office:value="21000" calcext:value-type="float">
            <text:p>21000</text:p>
          </table:table-cell>
          <table:table-cell office:value-type="float" office:value="30000" calcext:value-type="float">
            <text:p>30000</text:p>
          </table:table-cell>
          <table:table-cell table:number-columns-repeated="10"/>
        </table:table-row>
        <table:table-row table:style-name="ro11">
          <table:table-cell office:value-type="float" office:value="0.5" calcext:value-type="float">
            <text:p>0.5</text:p>
          </table:table-cell>
          <table:table-cell office:value-type="float" office:value="1" calcext:value-type="float">
            <text:p>1</text:p>
          </table:table-cell>
          <table:table-cell office:value-type="float" office:value="500" calcext:value-type="float">
            <text:p>500</text:p>
          </table:table-cell>
          <table:table-cell office:value-type="float" office:value="2500" calcext:value-type="float">
            <text:p>2500</text:p>
          </table:table-cell>
          <table:table-cell office:value-type="float" office:value="15000" calcext:value-type="float">
            <text:p>15000</text:p>
          </table:table-cell>
          <table:table-cell office:value-type="float" office:value="25000" calcext:value-type="float">
            <text:p>25000</text:p>
          </table:table-cell>
          <table:table-cell office:value-type="float" office:value="35000" calcext:value-type="float">
            <text:p>35000</text:p>
          </table:table-cell>
          <table:table-cell office:value-type="float" office:value="50000" calcext:value-type="float">
            <text:p>50000</text:p>
          </table:table-cell>
          <table:table-cell table:number-columns-repeated="10"/>
        </table:table-row>
        <table:table-row table:style-name="ro11">
          <table:table-cell table:number-columns-repeated="18"/>
        </table:table-row>
        <table:table-row table:style-name="ro11">
          <table:table-cell table:style-name="ce55" office:value-type="string" calcext:value-type="string">
            <text:p>« Number of web sessions (per day ») for 15% of active users</text:p>
          </table:table-cell>
          <table:table-cell table:style-name="ce67" table:number-columns-repeated="16"/>
          <table:table-cell table:style-name="ce77"/>
        </table:table-row>
        <table:table-row table:style-name="ro11">
          <table:table-cell office:value-type="float" office:value="585" calcext:value-type="float">
            <text:p>585</text:p>
          </table:table-cell>
          <table:table-cell table:formula="of:=[.$C$26]/[.$C$23]*[.A32]" office:value-type="float" office:value="87.75" calcext:value-type="float">
            <text:p>87.75</text:p>
          </table:table-cell>
          <table:table-cell table:formula="of:=[.C26]/[.C23]*[.A32]" office:value-type="float" office:value="87.75" calcext:value-type="float">
            <text:p>87.75</text:p>
          </table:table-cell>
          <table:table-cell table:number-columns-repeated="15"/>
        </table:table-row>
        <table:table-row table:style-name="ro11">
          <table:table-cell office:value-type="float" office:value="754" calcext:value-type="float">
            <text:p>754</text:p>
          </table:table-cell>
          <table:table-cell table:formula="of:=[.$C$26]/[.$C$23]*[.A33]" office:value-type="float" office:value="113.1" calcext:value-type="float">
            <text:p>113.1</text:p>
          </table:table-cell>
          <table:table-cell table:number-columns-repeated="16"/>
        </table:table-row>
        <table:table-row table:style-name="ro11">
          <table:table-cell office:value-type="float" office:value="1018" calcext:value-type="float">
            <text:p>1018</text:p>
          </table:table-cell>
          <table:table-cell table:formula="of:=[.$C$26]/[.$C$23]*[.A34]" office:value-type="float" office:value="152.7" calcext:value-type="float">
            <text:p>152.7</text:p>
          </table:table-cell>
          <table:table-cell table:number-columns-repeated="16"/>
        </table:table-row>
        <table:table-row table:style-name="ro11">
          <table:table-cell office:value-type="float" office:value="1128" calcext:value-type="float">
            <text:p>1128</text:p>
          </table:table-cell>
          <table:table-cell table:formula="of:=[.$C$26]/[.$C$23]*[.A35]" office:value-type="float" office:value="169.2" calcext:value-type="float">
            <text:p>169.2</text:p>
          </table:table-cell>
          <table:table-cell table:number-columns-repeated="16"/>
        </table:table-row>
        <table:table-row table:style-name="ro11">
          <table:table-cell office:value-type="float" office:value="1196" calcext:value-type="float">
            <text:p>1196</text:p>
          </table:table-cell>
          <table:table-cell table:formula="of:=[.$C$26]/[.$C$23]*[.A36]" office:value-type="float" office:value="179.4" calcext:value-type="float">
            <text:p>179.4</text:p>
          </table:table-cell>
          <table:table-cell table:number-columns-repeated="16"/>
        </table:table-row>
        <table:table-row table:style-name="ro11">
          <table:table-cell office:value-type="float" office:value="1215" calcext:value-type="float">
            <text:p>1215</text:p>
          </table:table-cell>
          <table:table-cell table:formula="of:=[.$C$26]/[.$C$23]*[.A37]" office:value-type="float" office:value="182.25" calcext:value-type="float">
            <text:p>182.25</text:p>
          </table:table-cell>
          <table:table-cell table:number-columns-repeated="16"/>
        </table:table-row>
        <table:table-row table:style-name="ro11">
          <table:table-cell office:value-type="float" office:value="1251" calcext:value-type="float">
            <text:p>1251</text:p>
          </table:table-cell>
          <table:table-cell table:formula="of:=[.$C$26]/[.$C$23]*[.A38]" office:value-type="float" office:value="187.65" calcext:value-type="float">
            <text:p>187.65</text:p>
          </table:table-cell>
          <table:table-cell table:number-columns-repeated="16"/>
        </table:table-row>
        <table:table-row table:style-name="ro11">
          <table:table-cell office:value-type="float" office:value="1284" calcext:value-type="float">
            <text:p>1284</text:p>
          </table:table-cell>
          <table:table-cell table:formula="of:=[.$C$26]/[.$C$23]*[.A39]" office:value-type="float" office:value="192.6" calcext:value-type="float">
            <text:p>192.6</text:p>
          </table:table-cell>
          <table:table-cell table:number-columns-repeated="16"/>
        </table:table-row>
        <table:table-row table:style-name="ro11">
          <table:table-cell table:style-name="ce49" office:value-type="float" office:value="1306" calcext:value-type="float">
            <text:p>1306</text:p>
          </table:table-cell>
          <table:table-cell table:style-name="ce61" table:formula="of:=[.$C$26]/[.$C$23]*[.A40]" office:value-type="float" office:value="195.9" calcext:value-type="float">
            <text:p>195.9</text:p>
          </table:table-cell>
          <table:table-cell table:style-name="ce61" table:number-columns-repeated="15"/>
          <table:table-cell table:style-name="ce74"/>
        </table:table-row>
        <table:table-row table:style-name="ro11">
          <table:table-cell table:style-name="Default"/>
          <table:table-cell table:number-columns-repeated="16"/>
          <table:table-cell table:style-name="Default"/>
        </table:table-row>
        <table:table-row table:style-name="ro11">
          <table:table-cell table:style-name="ce56" office:value-type="string" calcext:value-type="string">
            <text:p>Download</text:p>
          </table:table-cell>
          <table:table-cell table:style-name="ce60" table:number-columns-repeated="16"/>
          <table:table-cell table:style-name="ce72"/>
        </table:table-row>
        <table:table-row table:style-name="ro11">
          <table:table-cell table:style-name="ce57" office:value-type="string" calcext:value-type="string">
            <text:p>Total download</text:p>
          </table:table-cell>
          <table:table-cell table:style-name="ce67"/>
          <table:table-cell table:style-name="ce70" office:value-type="string" calcext:value-type="string">
            <text:p>From <text:a xlink:href="https://github.com/CNRS-DSI-Dev/mycore_press/blob/master/CNRS-LINAGORA-ownCloud-load-estimate.ods" xlink:type="simple">https://github.com/CNRS-DSI-Dev/mycore_press/blob/master/CNRS-LINAGORA-ownCloud-load-estimate.ods</text:a></text:p>
          </table:table-cell>
          <table:table-cell table:style-name="ce67" table:number-columns-repeated="14"/>
          <table:table-cell table:style-name="ce77"/>
        </table:table-row>
        <table:table-row table:style-name="ro11">
          <table:table-cell/>
          <table:table-cell office:value-type="float" office:value="1" calcext:value-type="float">
            <text:p>1</text:p>
          </table:table-cell>
          <table:table-cell office:value-type="float" office:value="1000" calcext:value-type="float">
            <text:p>1000</text:p>
          </table:table-cell>
          <table:table-cell office:value-type="float" office:value="5000" calcext:value-type="float">
            <text:p>5000</text:p>
          </table:table-cell>
          <table:table-cell office:value-type="float" office:value="30000" calcext:value-type="float">
            <text:p>30000</text:p>
          </table:table-cell>
          <table:table-cell office:value-type="float" office:value="50000" calcext:value-type="float">
            <text:p>50000</text:p>
          </table:table-cell>
          <table:table-cell office:value-type="float" office:value="70000" calcext:value-type="float">
            <text:p>70000</text:p>
          </table:table-cell>
          <table:table-cell office:value-type="float" office:value="100000" calcext:value-type="float">
            <text:p>100000</text:p>
          </table:table-cell>
          <table:table-cell table:number-columns-repeated="10"/>
        </table:table-row>
        <table:table-row table:style-name="ro11">
          <table:table-cell office:value-type="float" office:value="0.05" calcext:value-type="float">
            <text:p>0.05</text:p>
          </table:table-cell>
          <table:table-cell office:value-type="float" office:value="0.25462962962963" calcext:value-type="float">
            <text:p>0.2546296296</text:p>
          </table:table-cell>
          <table:table-cell office:value-type="float" office:value="12.7314814814815" calcext:value-type="float">
            <text:p>12.7314814815</text:p>
          </table:table-cell>
          <table:table-cell office:value-type="float" office:value="63.6574074074074" calcext:value-type="float">
            <text:p>63.6574074074</text:p>
          </table:table-cell>
          <table:table-cell office:value-type="float" office:value="381.944444444444" calcext:value-type="float">
            <text:p>381.9444444444</text:p>
          </table:table-cell>
          <table:table-cell office:value-type="float" office:value="636.574074074074" calcext:value-type="float">
            <text:p>636.5740740741</text:p>
          </table:table-cell>
          <table:table-cell office:value-type="float" office:value="891.203703703704" calcext:value-type="float">
            <text:p>891.2037037037</text:p>
          </table:table-cell>
          <table:table-cell office:value-type="float" office:value="1273.14814814815" calcext:value-type="float">
            <text:p>1273.1481481482</text:p>
          </table:table-cell>
          <table:table-cell table:number-columns-repeated="10"/>
        </table:table-row>
        <table:table-row table:style-name="ro11">
          <table:table-cell office:value-type="float" office:value="0.1" calcext:value-type="float">
            <text:p>0.1</text:p>
          </table:table-cell>
          <table:table-cell office:value-type="float" office:value="0.25462962962963" calcext:value-type="float">
            <text:p>0.2546296296</text:p>
          </table:table-cell>
          <table:table-cell office:value-type="float" office:value="25.462962962963" calcext:value-type="float">
            <text:p>25.462962963</text:p>
          </table:table-cell>
          <table:table-cell office:value-type="float" office:value="127.314814814815" calcext:value-type="float">
            <text:p>127.3148148148</text:p>
          </table:table-cell>
          <table:table-cell office:value-type="float" office:value="763.888888888889" calcext:value-type="float">
            <text:p>763.8888888889</text:p>
          </table:table-cell>
          <table:table-cell office:value-type="float" office:value="1273.14814814815" calcext:value-type="float">
            <text:p>1273.1481481482</text:p>
          </table:table-cell>
          <table:table-cell office:value-type="float" office:value="1782.40740740741" calcext:value-type="float">
            <text:p>1782.4074074074</text:p>
          </table:table-cell>
          <table:table-cell office:value-type="float" office:value="2546.2962962963" calcext:value-type="float">
            <text:p>2546.2962962963</text:p>
          </table:table-cell>
          <table:table-cell table:number-columns-repeated="10"/>
        </table:table-row>
        <table:table-row table:style-name="ro11">
          <table:table-cell office:value-type="float" office:value="0.15" calcext:value-type="float">
            <text:p>0.15</text:p>
          </table:table-cell>
          <table:table-cell office:value-type="float" office:value="0.25462962962963" calcext:value-type="float">
            <text:p>0.2546296296</text:p>
          </table:table-cell>
          <table:table-cell office:value-type="float" office:value="38.1944444444444" calcext:value-type="float">
            <text:p>38.1944444444</text:p>
          </table:table-cell>
          <table:table-cell office:value-type="float" office:value="190.972222222222" calcext:value-type="float">
            <text:p>190.9722222222</text:p>
          </table:table-cell>
          <table:table-cell office:value-type="float" office:value="1145.83333333333" calcext:value-type="float">
            <text:p>1145.8333333333</text:p>
          </table:table-cell>
          <table:table-cell office:value-type="float" office:value="1909.72222222222" calcext:value-type="float">
            <text:p>1909.7222222222</text:p>
          </table:table-cell>
          <table:table-cell office:value-type="float" office:value="2673.61111111111" calcext:value-type="float">
            <text:p>2673.6111111111</text:p>
          </table:table-cell>
          <table:table-cell office:value-type="float" office:value="3819.44444444444" calcext:value-type="float">
            <text:p>3819.4444444444</text:p>
          </table:table-cell>
          <table:table-cell table:number-columns-repeated="10"/>
        </table:table-row>
        <table:table-row table:style-name="ro11">
          <table:table-cell office:value-type="float" office:value="0.2" calcext:value-type="float">
            <text:p>0.2</text:p>
          </table:table-cell>
          <table:table-cell office:value-type="float" office:value="0.25462962962963" calcext:value-type="float">
            <text:p>0.2546296296</text:p>
          </table:table-cell>
          <table:table-cell office:value-type="float" office:value="50.9259259259259" calcext:value-type="float">
            <text:p>50.9259259259</text:p>
          </table:table-cell>
          <table:table-cell office:value-type="float" office:value="254.62962962963" calcext:value-type="float">
            <text:p>254.6296296296</text:p>
          </table:table-cell>
          <table:table-cell office:value-type="float" office:value="1527.77777777778" calcext:value-type="float">
            <text:p>1527.7777777778</text:p>
          </table:table-cell>
          <table:table-cell office:value-type="float" office:value="2546.2962962963" calcext:value-type="float">
            <text:p>2546.2962962963</text:p>
          </table:table-cell>
          <table:table-cell office:value-type="float" office:value="3564.81481481481" calcext:value-type="float">
            <text:p>3564.8148148148</text:p>
          </table:table-cell>
          <table:table-cell office:value-type="float" office:value="5092.59259259259" calcext:value-type="float">
            <text:p>5092.5925925926</text:p>
          </table:table-cell>
          <table:table-cell table:number-columns-repeated="10"/>
        </table:table-row>
        <table:table-row table:style-name="ro11">
          <table:table-cell office:value-type="float" office:value="0.3" calcext:value-type="float">
            <text:p>0.3</text:p>
          </table:table-cell>
          <table:table-cell office:value-type="float" office:value="0.25462962962963" calcext:value-type="float">
            <text:p>0.2546296296</text:p>
          </table:table-cell>
          <table:table-cell office:value-type="float" office:value="76.3888888888889" calcext:value-type="float">
            <text:p>76.3888888889</text:p>
          </table:table-cell>
          <table:table-cell office:value-type="float" office:value="381.944444444444" calcext:value-type="float">
            <text:p>381.9444444444</text:p>
          </table:table-cell>
          <table:table-cell office:value-type="float" office:value="2291.66666666667" calcext:value-type="float">
            <text:p>2291.6666666667</text:p>
          </table:table-cell>
          <table:table-cell office:value-type="float" office:value="3819.44444444444" calcext:value-type="float">
            <text:p>3819.4444444444</text:p>
          </table:table-cell>
          <table:table-cell office:value-type="float" office:value="5347.22222222222" calcext:value-type="float">
            <text:p>5347.2222222222</text:p>
          </table:table-cell>
          <table:table-cell office:value-type="float" office:value="7638.88888888889" calcext:value-type="float">
            <text:p>7638.8888888889</text:p>
          </table:table-cell>
          <table:table-cell table:number-columns-repeated="10"/>
        </table:table-row>
        <table:table-row table:style-name="ro11">
          <table:table-cell office:value-type="float" office:value="0.5" calcext:value-type="float">
            <text:p>0.5</text:p>
          </table:table-cell>
          <table:table-cell office:value-type="float" office:value="0.25462962962963" calcext:value-type="float">
            <text:p>0.2546296296</text:p>
          </table:table-cell>
          <table:table-cell office:value-type="float" office:value="127.314814814815" calcext:value-type="float">
            <text:p>127.3148148148</text:p>
          </table:table-cell>
          <table:table-cell office:value-type="float" office:value="636.574074074074" calcext:value-type="float">
            <text:p>636.5740740741</text:p>
          </table:table-cell>
          <table:table-cell office:value-type="float" office:value="3819.44444444444" calcext:value-type="float">
            <text:p>3819.4444444444</text:p>
          </table:table-cell>
          <table:table-cell office:value-type="float" office:value="6365.74074074074" calcext:value-type="float">
            <text:p>6365.7407407407</text:p>
          </table:table-cell>
          <table:table-cell office:value-type="float" office:value="8912.03703703704" calcext:value-type="float">
            <text:p>8912.037037037</text:p>
          </table:table-cell>
          <table:table-cell office:value-type="float" office:value="12731.4814814815" calcext:value-type="float">
            <text:p>12731.4814814815</text:p>
          </table:table-cell>
          <table:table-cell table:number-columns-repeated="10"/>
        </table:table-row>
        <table:table-row table:style-name="ro11">
          <table:table-cell table:number-columns-repeated="18"/>
        </table:table-row>
        <table:table-row table:style-name="ro11">
          <table:table-cell table:style-name="ce57" office:value-type="string" calcext:value-type="string">
            <text:p>Bandwith usage download (Mb/s)</text:p>
          </table:table-cell>
          <table:table-cell table:style-name="ce67" table:number-columns-repeated="16"/>
          <table:table-cell table:style-name="ce77"/>
        </table:table-row>
        <table:table-row table:style-name="ro11">
          <table:table-cell office:value-type="float" office:value="585" calcext:value-type="float">
            <text:p>585</text:p>
          </table:table-cell>
          <table:table-cell table:style-name="ce68" table:formula="of:=[.$C$47]/[.$C$44]*[.A53]" office:value-type="float" office:value="22.34375" calcext:value-type="float">
            <text:p>22</text:p>
          </table:table-cell>
          <table:table-cell table:number-columns-repeated="16"/>
        </table:table-row>
        <table:table-row table:style-name="ro11">
          <table:table-cell office:value-type="float" office:value="754" calcext:value-type="float">
            <text:p>754</text:p>
          </table:table-cell>
          <table:table-cell table:style-name="ce68" table:formula="of:=[.$C$47]/[.$C$44]*[.A54]" office:value-type="float" office:value="28.7986111111111" calcext:value-type="float">
            <text:p>29</text:p>
          </table:table-cell>
          <table:table-cell table:number-columns-repeated="16"/>
        </table:table-row>
        <table:table-row table:style-name="ro11">
          <table:table-cell office:value-type="float" office:value="1018" calcext:value-type="float">
            <text:p>1018</text:p>
          </table:table-cell>
          <table:table-cell table:style-name="ce68" table:formula="of:=[.$C$47]/[.$C$44]*[.A55]" office:value-type="float" office:value="38.8819444444444" calcext:value-type="float">
            <text:p>39</text:p>
          </table:table-cell>
          <table:table-cell table:number-columns-repeated="16"/>
        </table:table-row>
        <table:table-row table:style-name="ro11">
          <table:table-cell office:value-type="float" office:value="1128" calcext:value-type="float">
            <text:p>1128</text:p>
          </table:table-cell>
          <table:table-cell table:style-name="ce68" table:formula="of:=[.$C$47]/[.$C$44]*[.A56]" office:value-type="float" office:value="43.0833333333333" calcext:value-type="float">
            <text:p>43</text:p>
          </table:table-cell>
          <table:table-cell table:number-columns-repeated="16"/>
        </table:table-row>
        <table:table-row table:style-name="ro11">
          <table:table-cell office:value-type="float" office:value="1196" calcext:value-type="float">
            <text:p>1196</text:p>
          </table:table-cell>
          <table:table-cell table:style-name="ce68" table:formula="of:=[.$C$47]/[.$C$44]*[.A57]" office:value-type="float" office:value="45.6805555555555" calcext:value-type="float">
            <text:p>46</text:p>
          </table:table-cell>
          <table:table-cell table:number-columns-repeated="16"/>
        </table:table-row>
        <table:table-row table:style-name="ro11">
          <table:table-cell office:value-type="float" office:value="1215" calcext:value-type="float">
            <text:p>1215</text:p>
          </table:table-cell>
          <table:table-cell table:style-name="ce68" table:formula="of:=[.$C$47]/[.$C$44]*[.A58]" office:value-type="float" office:value="46.40625" calcext:value-type="float">
            <text:p>46</text:p>
          </table:table-cell>
          <table:table-cell table:number-columns-repeated="16"/>
        </table:table-row>
        <table:table-row table:style-name="ro11">
          <table:table-cell office:value-type="float" office:value="1251" calcext:value-type="float">
            <text:p>1251</text:p>
          </table:table-cell>
          <table:table-cell table:style-name="ce68" table:formula="of:=[.$C$47]/[.$C$44]*[.A59]" office:value-type="float" office:value="47.78125" calcext:value-type="float">
            <text:p>48</text:p>
          </table:table-cell>
          <table:table-cell table:number-columns-repeated="16"/>
        </table:table-row>
        <table:table-row table:style-name="ro11">
          <table:table-cell office:value-type="float" office:value="1284" calcext:value-type="float">
            <text:p>1284</text:p>
          </table:table-cell>
          <table:table-cell table:style-name="ce68" table:formula="of:=[.$C$47]/[.$C$44]*[.A60]" office:value-type="float" office:value="49.0416666666667" calcext:value-type="float">
            <text:p>49</text:p>
          </table:table-cell>
          <table:table-cell table:number-columns-repeated="16"/>
        </table:table-row>
        <table:table-row table:style-name="ro11">
          <table:table-cell office:value-type="float" office:value="1306" calcext:value-type="float">
            <text:p>1306</text:p>
          </table:table-cell>
          <table:table-cell table:style-name="ce68" table:formula="of:=[.$C$47]/[.$C$44]*[.A61]" office:value-type="float" office:value="49.8819444444444" calcext:value-type="float">
            <text:p>50</text:p>
          </table:table-cell>
          <table:table-cell table:number-columns-repeated="16"/>
        </table:table-row>
        <table:table-row table:style-name="ro11" table:number-rows-repeated="2">
          <table:table-cell table:number-columns-repeated="18"/>
        </table:table-row>
        <table:table-row table:style-name="ro11">
          <table:table-cell table:style-name="ce49"/>
          <table:table-cell table:style-name="ce61" table:number-columns-repeated="16"/>
          <table:table-cell table:style-name="ce74"/>
        </table:table-row>
        <table:table-row table:style-name="ro11">
          <table:table-cell table:style-name="Default"/>
          <table:table-cell table:number-columns-repeated="16"/>
          <table:table-cell table:style-name="Default"/>
        </table:table-row>
        <table:table-row table:style-name="ro11">
          <table:table-cell table:style-name="ce56" office:value-type="string" calcext:value-type="string">
            <text:p>Upload</text:p>
          </table:table-cell>
          <table:table-cell table:style-name="ce60" table:number-columns-repeated="16"/>
          <table:table-cell table:style-name="ce72"/>
        </table:table-row>
        <table:table-row table:style-name="ro11">
          <table:table-cell table:style-name="ce57" office:value-type="string" calcext:value-type="string">
            <text:p>Total upload</text:p>
          </table:table-cell>
          <table:table-cell table:style-name="ce67"/>
          <table:table-cell table:style-name="ce70" office:value-type="string" calcext:value-type="string">
            <text:p>From <text:a xlink:href="https://github.com/CNRS-DSI-Dev/mycore_press/blob/master/CNRS-LINAGORA-ownCloud-load-estimate.ods" xlink:type="simple">https://github.com/CNRS-DSI-Dev/mycore_press/blob/master/CNRS-LINAGORA-ownCloud-load-estimate.ods</text:a></text:p>
          </table:table-cell>
          <table:table-cell table:style-name="ce67" table:number-columns-repeated="14"/>
          <table:table-cell table:style-name="ce77"/>
        </table:table-row>
        <table:table-row table:style-name="ro11">
          <table:table-cell/>
          <table:table-cell office:value-type="float" office:value="1" calcext:value-type="float">
            <text:p>1</text:p>
          </table:table-cell>
          <table:table-cell office:value-type="float" office:value="1000" calcext:value-type="float">
            <text:p>1000</text:p>
          </table:table-cell>
          <table:table-cell office:value-type="float" office:value="5000" calcext:value-type="float">
            <text:p>5000</text:p>
          </table:table-cell>
          <table:table-cell office:value-type="float" office:value="30000" calcext:value-type="float">
            <text:p>30000</text:p>
          </table:table-cell>
          <table:table-cell office:value-type="float" office:value="50000" calcext:value-type="float">
            <text:p>50000</text:p>
          </table:table-cell>
          <table:table-cell office:value-type="float" office:value="70000" calcext:value-type="float">
            <text:p>70000</text:p>
          </table:table-cell>
          <table:table-cell office:value-type="float" office:value="100000" calcext:value-type="float">
            <text:p>100000</text:p>
          </table:table-cell>
          <table:table-cell table:number-columns-repeated="10"/>
        </table:table-row>
        <table:table-row table:style-name="ro11">
          <table:table-cell office:value-type="float" office:value="0.05" calcext:value-type="float">
            <text:p>0.05</text:p>
          </table:table-cell>
          <table:table-cell office:value-type="float" office:value="0.0925925925925926" calcext:value-type="float">
            <text:p>0.0925925926</text:p>
          </table:table-cell>
          <table:table-cell office:value-type="float" office:value="4.62962962962963" calcext:value-type="float">
            <text:p>4.6296296296</text:p>
          </table:table-cell>
          <table:table-cell office:value-type="float" office:value="23.1481481481481" calcext:value-type="float">
            <text:p>23.1481481481</text:p>
          </table:table-cell>
          <table:table-cell office:value-type="float" office:value="138.888888888889" calcext:value-type="float">
            <text:p>138.8888888889</text:p>
          </table:table-cell>
          <table:table-cell office:value-type="float" office:value="231.481481481481" calcext:value-type="float">
            <text:p>231.4814814815</text:p>
          </table:table-cell>
          <table:table-cell office:value-type="float" office:value="324.074074074074" calcext:value-type="float">
            <text:p>324.0740740741</text:p>
          </table:table-cell>
          <table:table-cell office:value-type="float" office:value="462.962962962963" calcext:value-type="float">
            <text:p>462.962962963</text:p>
          </table:table-cell>
          <table:table-cell table:number-columns-repeated="10"/>
        </table:table-row>
        <table:table-row table:style-name="ro11">
          <table:table-cell office:value-type="float" office:value="0.1" calcext:value-type="float">
            <text:p>0.1</text:p>
          </table:table-cell>
          <table:table-cell office:value-type="float" office:value="0.0925925925925926" calcext:value-type="float">
            <text:p>0.0925925926</text:p>
          </table:table-cell>
          <table:table-cell office:value-type="float" office:value="9.25925925925926" calcext:value-type="float">
            <text:p>9.2592592593</text:p>
          </table:table-cell>
          <table:table-cell office:value-type="float" office:value="46.2962962962963" calcext:value-type="float">
            <text:p>46.2962962963</text:p>
          </table:table-cell>
          <table:table-cell office:value-type="float" office:value="277.777777777778" calcext:value-type="float">
            <text:p>277.7777777778</text:p>
          </table:table-cell>
          <table:table-cell office:value-type="float" office:value="462.962962962963" calcext:value-type="float">
            <text:p>462.962962963</text:p>
          </table:table-cell>
          <table:table-cell office:value-type="float" office:value="648.148148148148" calcext:value-type="float">
            <text:p>648.1481481481</text:p>
          </table:table-cell>
          <table:table-cell office:value-type="float" office:value="925.925925925926" calcext:value-type="float">
            <text:p>925.9259259259</text:p>
          </table:table-cell>
          <table:table-cell table:number-columns-repeated="10"/>
        </table:table-row>
        <table:table-row table:style-name="ro11">
          <table:table-cell office:value-type="float" office:value="0.15" calcext:value-type="float">
            <text:p>0.15</text:p>
          </table:table-cell>
          <table:table-cell office:value-type="float" office:value="0.0925925925925926" calcext:value-type="float">
            <text:p>0.0925925926</text:p>
          </table:table-cell>
          <table:table-cell office:value-type="float" office:value="13.8888888888889" calcext:value-type="float">
            <text:p>13.8888888889</text:p>
          </table:table-cell>
          <table:table-cell office:value-type="float" office:value="69.4444444444444" calcext:value-type="float">
            <text:p>69.4444444444</text:p>
          </table:table-cell>
          <table:table-cell office:value-type="float" office:value="416.666666666667" calcext:value-type="float">
            <text:p>416.6666666667</text:p>
          </table:table-cell>
          <table:table-cell office:value-type="float" office:value="694.444444444444" calcext:value-type="float">
            <text:p>694.4444444444</text:p>
          </table:table-cell>
          <table:table-cell office:value-type="float" office:value="972.222222222222" calcext:value-type="float">
            <text:p>972.2222222222</text:p>
          </table:table-cell>
          <table:table-cell office:value-type="float" office:value="1388.88888888889" calcext:value-type="float">
            <text:p>1388.8888888889</text:p>
          </table:table-cell>
          <table:table-cell table:number-columns-repeated="10"/>
        </table:table-row>
        <table:table-row table:style-name="ro11">
          <table:table-cell office:value-type="float" office:value="0.2" calcext:value-type="float">
            <text:p>0.2</text:p>
          </table:table-cell>
          <table:table-cell office:value-type="float" office:value="0.0925925925925926" calcext:value-type="float">
            <text:p>0.0925925926</text:p>
          </table:table-cell>
          <table:table-cell office:value-type="float" office:value="18.5185185185185" calcext:value-type="float">
            <text:p>18.5185185185</text:p>
          </table:table-cell>
          <table:table-cell office:value-type="float" office:value="92.5925925925926" calcext:value-type="float">
            <text:p>92.5925925926</text:p>
          </table:table-cell>
          <table:table-cell office:value-type="float" office:value="555.555555555556" calcext:value-type="float">
            <text:p>555.5555555556</text:p>
          </table:table-cell>
          <table:table-cell office:value-type="float" office:value="925.925925925926" calcext:value-type="float">
            <text:p>925.9259259259</text:p>
          </table:table-cell>
          <table:table-cell office:value-type="float" office:value="1296.2962962963" calcext:value-type="float">
            <text:p>1296.2962962963</text:p>
          </table:table-cell>
          <table:table-cell office:value-type="float" office:value="1851.85185185185" calcext:value-type="float">
            <text:p>1851.8518518519</text:p>
          </table:table-cell>
          <table:table-cell table:number-columns-repeated="10"/>
        </table:table-row>
        <table:table-row table:style-name="ro11">
          <table:table-cell office:value-type="float" office:value="0.3" calcext:value-type="float">
            <text:p>0.3</text:p>
          </table:table-cell>
          <table:table-cell office:value-type="float" office:value="0.0925925925925926" calcext:value-type="float">
            <text:p>0.0925925926</text:p>
          </table:table-cell>
          <table:table-cell office:value-type="float" office:value="27.7777777777778" calcext:value-type="float">
            <text:p>27.7777777778</text:p>
          </table:table-cell>
          <table:table-cell office:value-type="float" office:value="138.888888888889" calcext:value-type="float">
            <text:p>138.8888888889</text:p>
          </table:table-cell>
          <table:table-cell office:value-type="float" office:value="833.333333333334" calcext:value-type="float">
            <text:p>833.3333333333</text:p>
          </table:table-cell>
          <table:table-cell office:value-type="float" office:value="1388.88888888889" calcext:value-type="float">
            <text:p>1388.8888888889</text:p>
          </table:table-cell>
          <table:table-cell office:value-type="float" office:value="1944.44444444444" calcext:value-type="float">
            <text:p>1944.4444444444</text:p>
          </table:table-cell>
          <table:table-cell office:value-type="float" office:value="2777.77777777778" calcext:value-type="float">
            <text:p>2777.7777777778</text:p>
          </table:table-cell>
          <table:table-cell table:number-columns-repeated="10"/>
        </table:table-row>
        <table:table-row table:style-name="ro11">
          <table:table-cell office:value-type="float" office:value="0.5" calcext:value-type="float">
            <text:p>0.5</text:p>
          </table:table-cell>
          <table:table-cell office:value-type="float" office:value="0.0925925925925926" calcext:value-type="float">
            <text:p>0.0925925926</text:p>
          </table:table-cell>
          <table:table-cell office:value-type="float" office:value="46.2962962962963" calcext:value-type="float">
            <text:p>46.2962962963</text:p>
          </table:table-cell>
          <table:table-cell office:value-type="float" office:value="231.481481481481" calcext:value-type="float">
            <text:p>231.4814814815</text:p>
          </table:table-cell>
          <table:table-cell office:value-type="float" office:value="1388.88888888889" calcext:value-type="float">
            <text:p>1388.8888888889</text:p>
          </table:table-cell>
          <table:table-cell office:value-type="float" office:value="2314.81481481481" calcext:value-type="float">
            <text:p>2314.8148148148</text:p>
          </table:table-cell>
          <table:table-cell office:value-type="float" office:value="3240.74074074074" calcext:value-type="float">
            <text:p>3240.7407407407</text:p>
          </table:table-cell>
          <table:table-cell office:value-type="float" office:value="4629.62962962963" calcext:value-type="float">
            <text:p>4629.6296296296</text:p>
          </table:table-cell>
          <table:table-cell table:number-columns-repeated="10"/>
        </table:table-row>
        <table:table-row table:style-name="ro11">
          <table:table-cell table:number-columns-repeated="18"/>
        </table:table-row>
        <table:table-row table:style-name="ro11">
          <table:table-cell table:style-name="ce57" office:value-type="string" calcext:value-type="string">
            <text:p>Bandwith usage upload (Mb/s)</text:p>
          </table:table-cell>
          <table:table-cell table:style-name="ce67" table:number-columns-repeated="16"/>
          <table:table-cell table:style-name="ce77"/>
        </table:table-row>
        <table:table-row table:style-name="ro11">
          <table:table-cell office:value-type="float" office:value="585" calcext:value-type="float">
            <text:p>585</text:p>
          </table:table-cell>
          <table:table-cell table:style-name="ce68" table:formula="of:=[.$C$71]/[.$C$68]*[.A77]" office:value-type="float" office:value="8.125" calcext:value-type="float">
            <text:p>8</text:p>
          </table:table-cell>
          <table:table-cell table:number-columns-repeated="16"/>
        </table:table-row>
        <table:table-row table:style-name="ro11">
          <table:table-cell office:value-type="float" office:value="754" calcext:value-type="float">
            <text:p>754</text:p>
          </table:table-cell>
          <table:table-cell table:style-name="ce68" table:formula="of:=[.$C$71]/[.$C$68]*[.A78]" office:value-type="float" office:value="10.4722222222222" calcext:value-type="float">
            <text:p>10</text:p>
          </table:table-cell>
          <table:table-cell table:number-columns-repeated="16"/>
        </table:table-row>
        <table:table-row table:style-name="ro11">
          <table:table-cell office:value-type="float" office:value="1018" calcext:value-type="float">
            <text:p>1018</text:p>
          </table:table-cell>
          <table:table-cell table:style-name="ce68" table:formula="of:=[.$C$71]/[.$C$68]*[.A79]" office:value-type="float" office:value="14.1388888888889" calcext:value-type="float">
            <text:p>14</text:p>
          </table:table-cell>
          <table:table-cell table:number-columns-repeated="16"/>
        </table:table-row>
        <table:table-row table:style-name="ro11">
          <table:table-cell office:value-type="float" office:value="1128" calcext:value-type="float">
            <text:p>1128</text:p>
          </table:table-cell>
          <table:table-cell table:style-name="ce68" table:formula="of:=[.$C$71]/[.$C$68]*[.A80]" office:value-type="float" office:value="15.6666666666667" calcext:value-type="float">
            <text:p>16</text:p>
          </table:table-cell>
          <table:table-cell table:number-columns-repeated="16"/>
        </table:table-row>
        <table:table-row table:style-name="ro11">
          <table:table-cell office:value-type="float" office:value="1196" calcext:value-type="float">
            <text:p>1196</text:p>
          </table:table-cell>
          <table:table-cell table:style-name="ce68" table:formula="of:=[.$C$71]/[.$C$68]*[.A81]" office:value-type="float" office:value="16.6111111111111" calcext:value-type="float">
            <text:p>17</text:p>
          </table:table-cell>
          <table:table-cell table:number-columns-repeated="16"/>
        </table:table-row>
        <table:table-row table:style-name="ro11">
          <table:table-cell office:value-type="float" office:value="1215" calcext:value-type="float">
            <text:p>1215</text:p>
          </table:table-cell>
          <table:table-cell table:style-name="ce68" table:formula="of:=[.$C$71]/[.$C$68]*[.A82]" office:value-type="float" office:value="16.875" calcext:value-type="float">
            <text:p>17</text:p>
          </table:table-cell>
          <table:table-cell table:number-columns-repeated="16"/>
        </table:table-row>
        <table:table-row table:style-name="ro11">
          <table:table-cell office:value-type="float" office:value="1251" calcext:value-type="float">
            <text:p>1251</text:p>
          </table:table-cell>
          <table:table-cell table:style-name="ce68" table:formula="of:=[.$C$71]/[.$C$68]*[.A83]" office:value-type="float" office:value="17.375" calcext:value-type="float">
            <text:p>17</text:p>
          </table:table-cell>
          <table:table-cell table:number-columns-repeated="16"/>
        </table:table-row>
        <table:table-row table:style-name="ro11">
          <table:table-cell office:value-type="float" office:value="1284" calcext:value-type="float">
            <text:p>1284</text:p>
          </table:table-cell>
          <table:table-cell table:style-name="ce68" table:formula="of:=[.$C$71]/[.$C$68]*[.A84]" office:value-type="float" office:value="17.8333333333333" calcext:value-type="float">
            <text:p>18</text:p>
          </table:table-cell>
          <table:table-cell table:number-columns-repeated="16"/>
        </table:table-row>
        <table:table-row table:style-name="ro11">
          <table:table-cell office:value-type="float" office:value="1306" calcext:value-type="float">
            <text:p>1306</text:p>
          </table:table-cell>
          <table:table-cell table:style-name="ce68" table:formula="of:=[.$C$71]/[.$C$68]*[.A85]" office:value-type="float" office:value="18.1388888888889" calcext:value-type="float">
            <text:p>18</text:p>
          </table:table-cell>
          <table:table-cell table:number-columns-repeated="16"/>
        </table:table-row>
        <table:table-row table:style-name="ro11" table:number-rows-repeated="2">
          <table:table-cell table:number-columns-repeated="18"/>
        </table:table-row>
        <table:table-row table:style-name="ro11">
          <table:table-cell table:style-name="ce49"/>
          <table:table-cell table:style-name="ce61" table:number-columns-repeated="16"/>
          <table:table-cell table:style-name="ce74"/>
        </table:table-row>
        <table:table-row table:style-name="ro11">
          <table:table-cell table:style-name="Default"/>
          <table:table-cell table:number-columns-repeated="16"/>
          <table:table-cell table:style-name="Default"/>
        </table:table-row>
        <table:table-row table:style-name="ro11">
          <table:table-cell table:style-name="ce58" office:value-type="string" calcext:value-type="string">
            <text:p>How to find statistics</text:p>
          </table:table-cell>
          <table:table-cell table:style-name="ce60" table:number-columns-repeated="16"/>
          <table:table-cell table:style-name="ce72"/>
        </table:table-row>
        <table:table-row table:style-name="ro11">
          <table:table-cell/>
          <table:table-cell office:value-type="string" calcext:value-type="string">
            <text:p>Internal CNRS source for real load statistics</text:p>
          </table:table-cell>
          <table:table-cell table:number-columns-repeated="16"/>
        </table:table-row>
        <table:table-row table:style-name="ro11">
          <table:table-cell office:value-type="string" calcext:value-type="string">
            <text:p>Number of users</text:p>
          </table:table-cell>
          <table:table-cell table:number-columns-repeated="17"/>
        </table:table-row>
        <table:table-row table:style-name="ro11">
          <table:table-cell office:value-type="float" office:value="585" calcext:value-type="float">
            <text:p>585</text:p>
          </table:table-cell>
          <table:table-cell office:value-type="string" calcext:value-type="string">
            <text:p>BL_0017_20150316_Métriques_Techniques_FW11/20150316 - My CoRe – Indicateurs.pdf et Point_COPIL_17032015.pdf</text:p>
          </table:table-cell>
          <table:table-cell table:number-columns-repeated="16"/>
        </table:table-row>
        <table:table-row table:style-name="ro11">
          <table:table-cell office:value-type="float" office:value="754" calcext:value-type="float">
            <text:p>754</text:p>
          </table:table-cell>
          <table:table-cell office:value-type="string" calcext:value-type="string">
            <text:p>BL_0023_20150430_Métriques_Techniques_FW17/20150427 - My CoRe – Indicateurs.docx et Point_COPIL_21042015.pdf</text:p>
          </table:table-cell>
          <table:table-cell table:number-columns-repeated="16"/>
        </table:table-row>
        <table:table-row table:style-name="ro11">
          <table:table-cell office:value-type="float" office:value="1018" calcext:value-type="float">
            <text:p>1018</text:p>
          </table:table-cell>
          <table:table-cell office:value-type="string" calcext:value-type="string">
            <text:p>BL_0028_20150601_Métriques_Techniques_FW22/20150601 - My CoRe – Indicateurs.pdf et Point_COPIL_01062015.pdf</text:p>
          </table:table-cell>
          <table:table-cell table:number-columns-repeated="16"/>
        </table:table-row>
        <table:table-row table:style-name="ro11">
          <table:table-cell office:value-type="float" office:value="1128" calcext:value-type="float">
            <text:p>1128</text:p>
          </table:table-cell>
          <table:table-cell office:value-type="string" calcext:value-type="string">
            <text:p>BL_0030_20150617_Métriques_Techniques_FW24/20150615 - My CoRe - Indicateurs.pdf</text:p>
          </table:table-cell>
          <table:table-cell table:number-columns-repeated="16"/>
        </table:table-row>
        <table:table-row table:style-name="ro11">
          <table:table-cell office:value-type="float" office:value="1196" calcext:value-type="float">
            <text:p>1196</text:p>
          </table:table-cell>
          <table:table-cell office:value-type="string" calcext:value-type="string">
            <text:p>BL_0031_20150629_Métriques_Techniques_FW25_26/20150622 - My CoRe – Indicateurs.pdf</text:p>
          </table:table-cell>
          <table:table-cell table:number-columns-repeated="16"/>
        </table:table-row>
        <table:table-row table:style-name="ro11">
          <table:table-cell office:value-type="float" office:value="1215" calcext:value-type="float">
            <text:p>1215</text:p>
          </table:table-cell>
          <table:table-cell office:value-type="string" calcext:value-type="string">
            <text:p>BL_0031_20150629_Métriques_Techniques_FW25_26/20150629 - My CoRe - Indicateurs.pdf</text:p>
          </table:table-cell>
          <table:table-cell table:number-columns-repeated="16"/>
        </table:table-row>
        <table:table-row table:style-name="ro11">
          <table:table-cell office:value-type="float" office:value="1251" calcext:value-type="float">
            <text:p>1251</text:p>
          </table:table-cell>
          <table:table-cell office:value-type="string" calcext:value-type="string">
            <text:p>BL_0032_20150706_Métriques_Techniques_FW27/20150706 - My CoRe - Indicateurs.pdf</text:p>
          </table:table-cell>
          <table:table-cell table:number-columns-repeated="16"/>
        </table:table-row>
        <table:table-row table:style-name="ro11">
          <table:table-cell office:value-type="float" office:value="1284" calcext:value-type="float">
            <text:p>1284</text:p>
          </table:table-cell>
          <table:table-cell office:value-type="string" calcext:value-type="string">
            <text:p>BL_0034_20150717_Métriques_Techniques_FW28/20150713 - My CoRe - Indicateurs.pdf</text:p>
          </table:table-cell>
          <table:table-cell table:number-columns-repeated="16"/>
        </table:table-row>
        <table:table-row table:style-name="ro11">
          <table:table-cell office:value-type="float" office:value="1306" calcext:value-type="float">
            <text:p>1306</text:p>
          </table:table-cell>
          <table:table-cell office:value-type="string" calcext:value-type="string">
            <text:p>BL_0035_20150720_Métriques_Techniques_FW29/20150720 - My CoRe - Indicateurs.pdf</text:p>
          </table:table-cell>
          <table:table-cell table:number-columns-repeated="16"/>
        </table:table-row>
        <table:table-row table:style-name="ro11" table:number-rows-repeated="2">
          <table:table-cell table:number-columns-repeated="18"/>
        </table:table-row>
        <table:table-row table:style-name="ro11">
          <table:table-cell table:style-name="ce49"/>
          <table:table-cell table:style-name="ce61" table:number-columns-repeated="16"/>
          <table:table-cell table:style-name="ce7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1"/>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text-style style:name="N100">
      <number:text-content/>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22">
      <number:number number:min-integer-digits="1"/>
      <number:text> r/s</number:text>
    </number:number-style>
    <number:number-style style:name="N123">
      <number:number number:decimal-places="2" number:min-integer-digits="1"/>
      <number:text> r/s</number:text>
    </number:number-style>
    <number:number-style style:name="N124">
      <number:number number:decimal-places="2" number:min-integer-digits="1"/>
      <number:text> mb/s</number:text>
    </number:number-style>
    <number:number-style style:name="N125">
      <number:number number:decimal-places="0" number:min-integer-digits="1"/>
      <number:text> mb/s</number:text>
    </number:number-style>
    <number:number-style style:name="N126">
      <number:number number:decimal-places="0" number:min-integer-digits="1" number:grouping="true" number:display-factor="1000"/>
      <number:text>mb/s</number:text>
    </number:number-style>
    <number:number-style style:name="N127">
      <number:number number:decimal-places="0" number:min-integer-digits="1" number:grouping="true"/>
      <number:text> mb/s</number:text>
    </number:number-style>
    <number:number-style style:name="N128">
      <number:number number:min-integer-digits="1"/>
      <number:text> conn</number:text>
    </number:number-style>
    <number:number-style style:name="N129">
      <number:number number:decimal-places="0" number:min-integer-digits="1"/>
      <number:text> serv</number:text>
    </number:number-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6">
      <number:number number:decimal-places="0" number:min-integer-digits="0"/>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3" style:display-name="Normal 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office:styles>
  <office:automatic-styles>
    <style:page-layout style:name="Mpm1">
      <style:page-layout-properties fo:page-width="16.5402in" fo:page-height="11.6902in" style:num-format="1" style:print-orientation="landscape" fo:background-color="transparent" style:print-page-order="ltr" style:scale-to="78%"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region-left>
          <text:p><text:sheet-name>???</text:sheet-name></text:p>
        </style:region-left>
        <style:region-right>
          <text:p><text:title>???</text:title></text:p>
        </style:region-right>
      </style:header>
      <style:header-left style:display="false"/>
      <style:footer>
        <style:region-left>
          <text:p><text:date style:data-style-name="N2" text:date-value="2015-08-20">00/00/0000</text:date></text:p>
        </style:region-left>
        <style:region-right>
          <text:p><text:page-number>1</text:page-number></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0">00/00/0000</text:date>, <text:time style:data-style-name="N2" text:time-value="14:41:15.0704736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VILAREM</meta:initial-creator>
    <meta:creation-date>2014-02-28T15:34:21.923802847</meta:creation-date>
    <dc:date>2015-08-20T14:42:04.816493202</dc:date>
    <meta:editing-duration>PT11H49M35S</meta:editing-duration>
    <meta:editing-cycles>117</meta:editing-cycles>
    <meta:generator>LibreOffice/4.2.7.2$Linux_X86_64 LibreOffice_project/420m0$Build-2</meta:generator>
    <meta:document-statistic meta:table-count="3" meta:cell-count="523" meta:object-count="1"/>
  </office:meta>
</office:document-meta>
</file>